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28in"/>
    </style:style>
    <style:style style:name="co2" style:family="table-column">
      <style:table-column-properties fo:break-before="auto" style:column-width="2.6098in"/>
    </style:style>
    <style:style style:name="co5" style:family="table-column">
      <style:table-column-properties fo:break-before="auto" style:column-width="1.4201in"/>
    </style:style>
    <style:style style:name="co4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1.5193in"/>
    </style:style>
    <style:style style:name="co7" style:family="table-column">
      <style:table-column-properties fo:break-before="auto" style:column-width="1.861in"/>
    </style:style>
    <style:style style:name="ro1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3" style:family="table" style:master-page-name="PageStyle_5f_Region_20_Tags">
      <style:table-properties table:display="true" style:writing-mode="lr-tb"/>
    </style:style>
    <style:style style:name="ta4" style:family="table" style:master-page-name="PageStyle_5f_Weather_20_Tags">
      <style:table-properties table:display="true" style:writing-mode="lr-tb"/>
    </style:style>
    <style:style style:name="ta5" style:family="table" style:master-page-name="PageStyle_5f_Create_20_Tags">
      <style:table-properties table:display="true" style:writing-mode="lr-tb"/>
    </style:style>
    <style:style style:name="ta6" style:family="table" style:master-page-name="PageStyle_5f_Creature_20_Tags">
      <style:table-properties table:display="true" style:writing-mode="lr-tb"/>
    </style:style>
    <style:style style:name="ta7" style:family="table" style:master-page-name="PageStyle_5f_House_20_Tags">
      <style:table-properties table:display="true" style:writing-mode="lr-tb"/>
    </style:style>
    <style:style style:name="ta8" style:family="table" style:master-page-name="PageStyle_5f_Character_20_Tags">
      <style:table-properties table:display="true" style:writing-mode="lr-tb"/>
    </style:style>
    <style:style style:name="ta9" style:family="table" style:master-page-name="PageStyle_5f_Item_20_Tags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bold" style:font-size-asian="12pt" style:font-style-asian="italic" style:font-weight-asian="bold" style:font-name-complex="Arial2" style:font-size-complex="12pt" style:font-style-complex="italic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6" style:family="table-cell" style:parent-style-name="Default">
      <style:table-cell-properties fo:border-bottom="0.0008in solid #000000" fo:border-left="none" fo:border-right="none" fo:border-top="none"/>
    </style:style>
    <style:style style:name="ce27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9" style:family="table-cell" style:parent-style-name="Default">
      <style:table-cell-properties style:glyph-orientation-vertical="0" fo:border-bottom="0.0008in solid #000000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1" style:family="table-cell" style:parent-style-name="Default"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2" style:family="table-cell" style:parent-style-name="Default" style:data-style-name="N100">
      <style:table-cell-properties fo:border-bottom="none" style:diagonal-bl-tr="none" style:diagonal-tl-br="none" fo:border-left="none" fo:border-right="0.0138in solid #000000" fo:border-top="none"/>
    </style:style>
    <style:style style:name="ce13" style:family="table-cell" style:parent-style-name="Default" style:data-style-name="N3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font-style="italic" style:font-style-asian="italic" style:font-style-complex="italic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7" style:family="table-cell" style:parent-style-name="Default" style:data-style-name="N100">
      <style:table-cell-properties fo:border-bottom="none" style:diagonal-bl-tr="none" style:diagonal-tl-br="none" fo:border-left="0.0138in solid #000000" fo:border-right="none" fo:border-top="none"/>
    </style:style>
    <style:style style:name="ce18" style:family="table-cell" style:parent-style-name="Default"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2" style:family="table-cell" style:parent-style-name="Default" style:data-style-name="N100"/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31" style:family="table-cell" style:parent-style-name="Default" style:data-style-name="N100">
      <style:table-cell-properties fo:border-bottom="none" style:diagonal-bl-tr="none" style:diagonal-tl-br="none" fo:border-left="0.0008in solid #000000" fo:border-right="0.0008in solid #000000" fo:border-top="none"/>
    </style:style>
    <style:style style:name="ce32" style:family="table-cell" style:parent-style-name="Default">
      <style:table-cell-properties style:glyph-orientation-vertical="0" fo:border-bottom="0.000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3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5" style:family="table-cell" style:parent-style-name="Default" style:data-style-name="N100">
      <style:table-cell-properties style:glyph-orientation-vertical="0"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6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haracter Tags" table:style-name="ta8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7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CHARACTER TAGS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Last updated: </text:p>
          </table:table-cell>
          <table:table-cell table:style-name="ce13" office:value-type="date" office:date-value="2012-11-03">
            <text:p>11/03/12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>
            <text:p>TAG NAME</text:p>
          </table:table-cell>
          <table:table-cell table:style-name="ce14" office:value-type="string">
            <text:p>VALUE</text:p>
          </table:table-cell>
          <table:table-cell table:style-name="ce3" office:value-type="string">
            <text:p>DESCRIPTION</text:p>
          </table:table-cell>
          <table:table-cell table:style-name="ce18"/>
          <table:table-cell table:number-columns-repeated="1020"/>
        </table:table-row>
        <table:table-row table:style-name="ro6">
          <table:table-cell table:style-name="ce12" office:value-type="string">
            <text:p>ALCHEMY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Alchemy skill (0 - 1000)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6">
          <table:table-cell table:style-name="ce12" office:value-type="string">
            <text:p>ANATOMY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Anatomy skill (0 - 1000)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6">
          <table:table-cell table:style-name="ce12" office:value-type="string">
            <text:p>ANIMALLORE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Animal-lore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12" office:value-type="string">
            <text:p>ARCHERY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Archery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12" office:value-type="string">
            <text:p>ARMSLORE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Arms-lore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>
            <text:p>BACKPACK</text:p>
          </table:table-cell>
          <table:table-cell table:style-name="ce15" office:value-type="string">
            <text:p>N/A</text:p>
          </table:table-cell>
          <table:table-cell table:style-name="ce17" office:value-type="string">
            <text:p>Add backpack to NPC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12" office:value-type="string">
            <text:p>BEGGING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Begging skill</text:p>
          </table:table-cell>
          <table:table-cell table:style-name="ce22" table:number-columns-repeated="3"/>
          <table:table-cell/>
          <table:table-cell table:style-name="ce22"/>
          <table:table-cell table:number-columns-repeated="1016"/>
        </table:table-row>
        <table:table-row table:style-name="ro6">
          <table:table-cell table:style-name="ce12" office:value-type="string">
            <text:p>BLACKSMITHING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Blacksmithing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6">
          <table:table-cell table:style-name="ce12" office:value-type="string">
            <text:p>BOWCRAFT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Bowcrafting/Fletching skill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6">
          <table:table-cell table:style-name="ce12" office:value-type="string">
            <text:p>BUSHIDO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Bushido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12" office:value-type="string">
            <text:p>CAMPING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Camping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6">
          <table:table-cell table:style-name="ce12" office:value-type="string">
            <text:p>CARPENTRY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Carpentry skill</text:p>
          </table:table-cell>
          <table:table-cell table:style-name="ce22" table:number-columns-repeated="5"/>
          <table:table-cell table:number-columns-repeated="1016"/>
        </table:table-row>
        <table:table-row table:style-name="ro6">
          <table:table-cell table:style-name="ce12" office:value-type="string">
            <text:p>CARTOGRAPHY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Cartography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>
            <text:p>CARVE</text:p>
          </table:table-cell>
          <table:table-cell table:style-name="ce15" office:value-type="string">
            <text:p>&lt;carvelist-ID&gt;</text:p>
          </table:table-cell>
          <table:table-cell table:style-name="ce17" office:value-type="string">
            <text:p>Set section from DFNDATA\CARVE\carve.dfn to use when adding items for carved corpses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12" office:value-type="string">
            <text:p>CHIVALRY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Chivalry skill</text:p>
          </table:table-cell>
          <table:table-cell table:style-name="ce22" table:number-columns-repeated="4"/>
          <table:table-cell table:number-columns-repeated="1017"/>
        </table:table-row>
        <table:table-row table:style-name="ro3">
          <table:table-cell table:style-name="ce12" office:value-type="string">
            <text:p>COLOUR</text:p>
          </table:table-cell>
          <table:table-cell table:style-name="ce15" office:value-type="string">
            <text:p>&lt;colour&gt;</text:p>
          </table:table-cell>
          <table:table-cell table:style-name="ce17" office:value-type="string">
            <text:p>Set Colour by hex-id or decimal-value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>
            <text:p>COLOURLIST</text:p>
          </table:table-cell>
          <table:table-cell table:style-name="ce15" office:value-type="string">
            <text:p>&lt;colorlist-ID&gt;</text:p>
          </table:table-cell>
          <table:table-cell table:style-name="ce17" office:value-type="string">
            <text:p>Set Colourlist from DFNDATA\COLORS\colors.dfn, picks random color from list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>
            <text:p>COLOURMATCHHAIR</text:p>
          </table:table-cell>
          <table:table-cell table:style-name="ce16" office:value-type="string">
            <text:p>N/A</text:p>
          </table:table-cell>
          <table:table-cell table:style-name="ce17" office:value-type="string">
            <text:p>Makes colour of character's beard (if he has one) same as his hair</text:p>
          </table:table-cell>
          <table:table-cell table:style-name="ce22" table:number-columns-repeated="3"/>
          <table:table-cell/>
          <table:table-cell table:style-name="ce22"/>
          <table:table-cell table:number-columns-repeated="1016"/>
        </table:table-row>
        <table:table-row table:style-name="ro6">
          <table:table-cell table:style-name="ce12" office:value-type="string">
            <text:p>COOKING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Cooking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>
            <text:p>CUSTOMINTTAG</text:p>
          </table:table-cell>
          <table:table-cell table:style-name="ce16" office:value-type="string">
            <text:p>&lt;tagname&gt; &lt;value&gt;</text:p>
          </table:table-cell>
          <table:table-cell table:style-name="ce17" office:value-type="string">
            <text:p>Custom JS int tag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>
            <text:p>CUSTOMSTRINGTAG</text:p>
          </table:table-cell>
          <table:table-cell table:style-name="ce16" office:value-type="string">
            <text:p>&lt;tagame&gt; &lt;text&gt;</text:p>
          </table:table-cell>
          <table:table-cell table:style-name="ce17" office:value-type="string">
            <text:p>Custom JS string tag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6">
          <table:table-cell table:style-name="ce12" office:value-type="string">
            <text:p>DAMAGE/ATT</text:p>
          </table:table-cell>
          <table:table-cell table:style-name="ce15" office:value-type="string">
            <text:p>&lt;damage&gt;<text:span text:style-name="T1"> or </text:span><text:span text:style-name="T2">&lt;lowdmg highdmg&gt;</text:span></text:p>
          </table:table-cell>
          <table:table-cell table:style-name="ce17" office:value-type="string">
            <text:p>Set damage/attack values</text:p>
          </table:table-cell>
          <table:table-cell table:style-name="ce22" table:number-columns-repeated="3"/>
          <table:table-cell/>
          <table:table-cell table:style-name="ce22"/>
          <table:table-cell table:number-columns-repeated="1016"/>
        </table:table-row>
        <table:table-row table:style-name="ro6">
          <table:table-cell table:style-name="ce12" office:value-type="string">
            <text:p>DEF</text:p>
          </table:table-cell>
          <table:table-cell table:style-name="ce15" office:value-type="string">
            <text:p>&lt;defense&gt;<text:span text:style-name="T1"> or </text:span><text:span text:style-name="T2">&lt;lowdef highdef&gt;</text:span></text:p>
          </table:table-cell>
          <table:table-cell table:style-name="ce17" office:value-type="string">
            <text:p>Set Physical resist-value</text:p>
          </table:table-cell>
          <table:table-cell table:style-name="ce22" table:number-columns-repeated="5"/>
          <table:table-cell table:number-columns-repeated="1016"/>
        </table:table-row>
        <table:table-row table:style-name="ro6">
          <table:table-cell table:style-name="ce12" office:value-type="string">
            <text:p>DETECTINGHIDDEN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Detecting Hidden skill (0 - 1000)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>
            <text:p>DEX</text:p>
          </table:table-cell>
          <table:table-cell table:style-name="ce15" office:value-type="string">
            <text:p>&lt;statpoints&gt; or &lt;lowstat highstat&gt;</text:p>
          </table:table-cell>
          <table:table-cell table:style-name="ce17" office:value-type="string">
            <text:p>Set Dexterity stat</text:p>
          </table:table-cell>
          <table:table-cell table:style-name="ce22" table:number-columns-repeated="3"/>
          <table:table-cell/>
          <table:table-cell table:style-name="ce22"/>
          <table:table-cell table:number-columns-repeated="1016"/>
        </table:table-row>
        <table:table-row table:style-name="ro3">
          <table:table-cell table:style-name="ce12" office:value-type="string">
            <text:p>DIR</text:p>
          </table:table-cell>
          <table:table-cell table:style-name="ce15" office:value-type="string">
            <text:p>&lt;direction&gt;</text:p>
          </table:table-cell>
          <table:table-cell table:style-name="ce17" office:value-type="string">
            <text:p>Set default direction (0-8)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>
            <text:p>ELEMENTRESIST</text:p>
          </table:table-cell>
          <table:table-cell table:style-name="ce15" office:value-type="string">
            <text:p>&lt;fire cold energy poison&gt;</text:p>
          </table:table-cell>
          <table:table-cell table:style-name="ce17" office:value-type="string">
            <text:p>Set Element-resist stats (0 - 1000?)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>
            <text:p>EMOTECOLOUR</text:p>
          </table:table-cell>
          <table:table-cell table:style-name="ce15" office:value-type="string">
            <text:p>&lt;colour&gt;</text:p>
          </table:table-cell>
          <table:table-cell table:style-name="ce17" office:value-type="string">
            <text:p>Set the default color (in hex or decimal) for the NPC's emote-text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12" office:value-type="string">
            <text:p>ENTICEMENT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Enticement skill</text:p>
          </table:table-cell>
          <table:table-cell table:style-name="ce22" table:number-columns-repeated="5"/>
          <table:table-cell table:number-columns-repeated="1016"/>
        </table:table-row>
        <table:table-row table:style-name="ro3">
          <table:table-cell table:style-name="ce12" office:value-type="string">
            <text:p>EQUIPITEM</text:p>
          </table:table-cell>
          <table:table-cell table:style-name="ce15" office:value-type="string">
            <text:p>&lt;item-ID&gt;</text:p>
          </table:table-cell>
          <table:table-cell table:style-name="ce17" office:value-type="string">
            <text:p>Equip item with specified ID from Item-DFNs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6">
          <table:table-cell table:style-name="ce12" office:value-type="string">
            <text:p>EVALUATINGINTEL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Evaluating Intelligence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>
            <text:p>FAME</text:p>
          </table:table-cell>
          <table:table-cell table:style-name="ce15" office:value-type="string">
            <text:p>&lt;fame value&gt;</text:p>
          </table:table-cell>
          <table:table-cell table:style-name="ce17" office:value-type="string">
            <text:p>Set amount of fame given to/taken from the player when NPC is killed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12" office:value-type="string">
            <text:p>FENCING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Fencing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6">
          <table:table-cell table:style-name="ce12" office:value-type="string">
            <text:p>FISHING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Fishing skill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3">
          <table:table-cell table:style-name="ce12" office:value-type="string">
            <text:p>FLAG</text:p>
          </table:table-cell>
          <table:table-cell table:style-name="ce15" office:value-type="string">
            <text:p>&lt;NEUTRAL/INNOCENT/EVIL&gt;</text:p>
          </table:table-cell>
          <table:table-cell table:style-name="ce17" office:value-type="string">
            <text:p>Flag NPC as NEUTRAL, INNOCENT or EVI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>
            <text:p>FLEEAT</text:p>
          </table:table-cell>
          <table:table-cell table:style-name="ce15" office:value-type="string">
            <text:p>&lt;percentage&gt;</text:p>
          </table:table-cell>
          <table:table-cell table:style-name="ce17" office:value-type="string">
            <text:p>Set % of health which NPC will start to flee at while in combat 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3">
          <table:table-cell table:style-name="ce12" office:value-type="string">
            <text:p>FLEEINGSPEED</text:p>
          </table:table-cell>
          <table:table-cell table:style-name="ce15" office:value-type="string">
            <text:p>&lt;movementspeed&gt;</text:p>
          </table:table-cell>
          <table:table-cell table:style-name="ce17" office:value-type="string">
            <text:p>Set the speed at which the NPC flees (0.4 by default, lower = faster)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6">
          <table:table-cell table:style-name="ce12" office:value-type="string">
            <text:p>FOCUS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Focus skill</text:p>
          </table:table-cell>
          <table:table-cell table:style-name="ce22" table:number-columns-repeated="3"/>
          <table:table-cell/>
          <table:table-cell table:style-name="ce22"/>
          <table:table-cell table:number-columns-repeated="1016"/>
        </table:table-row>
        <table:table-row table:style-name="ro3">
          <table:table-cell table:style-name="ce12" office:value-type="string">
            <text:p>FOOD</text:p>
          </table:table-cell>
          <table:table-cell table:style-name="ce15" office:value-type="string">
            <text:p>&lt;foodlist-ID&gt;</text:p>
          </table:table-cell>
          <table:table-cell table:style-name="ce17" office:value-type="string">
            <text:p>Define which food this NPC eats, from DFNDATA\ITEMS\foodlists.dfn (used to feed pets)</text:p>
          </table:table-cell>
          <table:table-cell table:style-name="ce22" table:number-columns-repeated="3"/>
          <table:table-cell/>
          <table:table-cell table:style-name="ce22"/>
          <table:table-cell table:number-columns-repeated="1016"/>
        </table:table-row>
        <table:table-row table:style-name="ro6">
          <table:table-cell table:style-name="ce12" office:value-type="string">
            <text:p>FORENSICS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Forensics skill</text:p>
          </table:table-cell>
          <table:table-cell table:style-name="ce22" table:number-columns-repeated="3"/>
          <table:table-cell/>
          <table:table-cell table:style-name="ce22"/>
          <table:table-cell table:number-columns-repeated="1016"/>
        </table:table-row>
        <table:table-row table:style-name="ro3">
          <table:table-cell table:style-name="ce12" office:value-type="string">
            <text:p>FX1</text:p>
          </table:table-cell>
          <table:table-cell table:style-name="ce15" office:value-type="string">
            <text:p>&lt;X coordinate&gt;</text:p>
          </table:table-cell>
          <table:table-cell table:style-name="ce17" office:value-type="string">
            <text:p>Coordinates used with NPC Wander-modes</text:p>
          </table:table-cell>
          <table:table-cell table:style-name="ce22" table:number-columns-repeated="3"/>
          <table:table-cell/>
          <table:table-cell table:style-name="ce22"/>
          <table:table-cell table:number-columns-repeated="1016"/>
        </table:table-row>
        <table:table-row table:style-name="ro3">
          <table:table-cell table:style-name="ce12" office:value-type="string">
            <text:p>FX2</text:p>
          </table:table-cell>
          <table:table-cell table:style-name="ce15" office:value-type="string">
            <text:p>&lt;X coordinate&gt;</text:p>
          </table:table-cell>
          <table:table-cell table:style-name="ce17" office:value-type="string">
            <text:p>Coordinates used with NPC Wander-modes</text:p>
          </table:table-cell>
          <table:table-cell table:style-name="ce22" table:number-columns-repeated="3"/>
          <table:table-cell/>
          <table:table-cell table:style-name="ce22"/>
          <table:table-cell table:number-columns-repeated="1016"/>
        </table:table-row>
        <table:table-row table:style-name="ro3">
          <table:table-cell table:style-name="ce12" office:value-type="string">
            <text:p>FY1</text:p>
          </table:table-cell>
          <table:table-cell table:style-name="ce15" office:value-type="string">
            <text:p>&lt;Y coordinate&gt;</text:p>
          </table:table-cell>
          <table:table-cell table:style-name="ce17" office:value-type="string">
            <text:p>Coordinates used with NPC Wander-modes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>
            <text:p>FY2</text:p>
          </table:table-cell>
          <table:table-cell table:style-name="ce15" office:value-type="string">
            <text:p>&lt;Y coordinate&gt;</text:p>
          </table:table-cell>
          <table:table-cell table:style-name="ce17" office:value-type="string">
            <text:p>Coordinates used with NPC Wander-modes</text:p>
          </table:table-cell>
          <table:table-cell table:style-name="ce22" table:number-columns-repeated="3"/>
          <table:table-cell/>
          <table:table-cell table:style-name="ce22"/>
          <table:table-cell table:number-columns-repeated="1016"/>
        </table:table-row>
        <table:table-row table:style-name="ro3">
          <table:table-cell table:style-name="ce12" office:value-type="string">
            <text:p>FZ1</text:p>
          </table:table-cell>
          <table:table-cell table:style-name="ce15" office:value-type="string">
            <text:p>&lt;Z coordinate&gt;</text:p>
          </table:table-cell>
          <table:table-cell table:style-name="ce17" office:value-type="string">
            <text:p>Coordinates used with NPC Wander-modes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>
            <text:p>GET</text:p>
          </table:table-cell>
          <table:table-cell table:style-name="ce15" office:value-type="string">
            <text:p>&lt;NPC-ID&gt;</text:p>
          </table:table-cell>
          <table:table-cell table:style-name="ce17" office:value-type="string">
            <text:p>Inherit settings from defined NPC, id from NPC-DFNs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>
            <text:p>GOLD</text:p>
          </table:table-cell>
          <table:table-cell table:style-name="ce15" office:value-type="string">
            <text:p>&lt;gold-amount&gt;</text:p>
          </table:table-cell>
          <table:table-cell table:style-name="ce17" office:value-type="string">
            <text:p>Set the amount of gold this NPC carries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>
            <text:p>HAIRCOLOUR</text:p>
          </table:table-cell>
          <table:table-cell table:style-name="ce15" office:value-type="string">
            <text:p>&lt;colour&gt;</text:p>
          </table:table-cell>
          <table:table-cell table:style-name="ce17" office:value-type="string">
            <text:p>Set the haircolour in hex or decima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6">
          <table:table-cell table:style-name="ce12" office:value-type="string">
            <text:p>HEALING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Healing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6">
          <table:table-cell table:style-name="ce12" office:value-type="string">
            <text:p>HERDING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Herding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>
            <text:p>HIDAMAGE</text:p>
          </table:table-cell>
          <table:table-cell table:style-name="ce15" office:value-type="string">
            <text:p>&lt;hidamage&gt;</text:p>
          </table:table-cell>
          <table:table-cell table:style-name="ce17" office:value-type="string">
            <text:p>Set max damage/attack value</text:p>
          </table:table-cell>
          <table:table-cell table:style-name="ce22" table:number-columns-repeated="3"/>
          <table:table-cell/>
          <table:table-cell table:style-name="ce22"/>
          <table:table-cell table:number-columns-repeated="1016"/>
        </table:table-row>
        <table:table-row table:style-name="ro6">
          <table:table-cell table:style-name="ce12" office:value-type="string">
            <text:p>HIDING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Hiding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>
            <text:p>HP</text:p>
          </table:table-cell>
          <table:table-cell table:style-name="ce15" office:value-type="string">
            <text:p>&lt;statpoints&gt;</text:p>
          </table:table-cell>
          <table:table-cell table:style-name="ce17" office:value-type="string">
            <text:p>Set Hitpoints</text:p>
          </table:table-cell>
          <table:table-cell table:style-name="ce22" table:number-columns-repeated="3"/>
          <table:table-cell/>
          <table:table-cell table:style-name="ce22"/>
          <table:table-cell table:number-columns-repeated="1016"/>
        </table:table-row>
        <table:table-row table:style-name="ro3">
          <table:table-cell table:style-name="ce12" office:value-type="string">
            <text:p>HPMAX</text:p>
          </table:table-cell>
          <table:table-cell table:style-name="ce15" office:value-type="string">
            <text:p>&lt;statpoints&gt;</text:p>
          </table:table-cell>
          <table:table-cell table:style-name="ce17" office:value-type="string">
            <text:p>Set maximum Hitpoints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>
            <text:p>ID</text:p>
          </table:table-cell>
          <table:table-cell table:style-name="ce15" office:value-type="string">
            <text:p>&lt;creature ID&gt;</text:p>
          </table:table-cell>
          <table:table-cell table:style-name="ce17" office:value-type="string">
            <text:p>ID of creature, in hex. Also determines origID value.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3">
          <table:table-cell table:style-name="ce12" office:value-type="string">
            <text:p>IMBUING</text:p>
          </table:table-cell>
          <table:table-cell table:style-name="ce15" office:value-type="string">
            <text:p>&lt;skillpoints&gt; or &lt;lowskill highskill&gt;</text:p>
          </table:table-cell>
          <table:table-cell table:style-name="ce17" office:value-type="string">
            <text:p>Set Imbuing skill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6">
          <table:table-cell table:style-name="ce12" office:value-type="string">
            <text:p>INSCRIPTION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Inscription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>
            <text:p>INTELLIGENCE</text:p>
          </table:table-cell>
          <table:table-cell table:style-name="ce15" office:value-type="string">
            <text:p>&lt;statpoints&gt; or &lt;lowstat highstat&gt;</text:p>
          </table:table-cell>
          <table:table-cell table:style-name="ce17" office:value-type="string">
            <text:p>Set Intelligence stat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6">
          <table:table-cell table:style-name="ce12" office:value-type="string">
            <text:p>ITEMID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Item Identification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>
            <text:p>KARMA</text:p>
          </table:table-cell>
          <table:table-cell table:style-name="ce15" office:value-type="string">
            <text:p>&lt;karma value&gt;</text:p>
          </table:table-cell>
          <table:table-cell table:style-name="ce17" office:value-type="string">
            <text:p>Set amount of Karma given to/taken from the player for killing the NPC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12" office:value-type="string">
            <text:p>LOCKPICKING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Lockpicking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>
            <text:p>LODAMAGE</text:p>
          </table:table-cell>
          <table:table-cell table:style-name="ce15" office:value-type="string">
            <text:p>&lt;lodamage&gt;</text:p>
          </table:table-cell>
          <table:table-cell table:style-name="ce17" office:value-type="string">
            <text:p>Set minimum damage/attack value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3">
          <table:table-cell table:style-name="ce12" office:value-type="string">
            <text:p>LOOT</text:p>
          </table:table-cell>
          <table:table-cell table:style-name="ce15" office:value-type="string">
            <text:p>&lt;lootlist-ID(,minamount maxamount)&gt; </text:p>
          </table:table-cell>
          <table:table-cell table:style-name="ce17" office:value-type="string">
            <text:p>Adds random loot to the NPC based on lootlist in DFNDATA\ITEMS\lootlists.dfn. Also supports the following syntax: &lt;lootlist-ID,amount&gt; or &lt;lootlist-ID, minamount maxamount&gt;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6">
          <table:table-cell table:style-name="ce12" office:value-type="string">
            <text:p>LUMBERJACKING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Lumberjacking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6">
          <table:table-cell table:style-name="ce12" office:value-type="string">
            <text:p>MACEFIGHTING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Macefighting skill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6">
          <table:table-cell table:style-name="ce12" office:value-type="string">
            <text:p>MAGERY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Magery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6">
          <table:table-cell table:style-name="ce12" office:value-type="string">
            <text:p>MAGICRESISTANCE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Magic Resistance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>
            <text:p>MANA</text:p>
          </table:table-cell>
          <table:table-cell table:style-name="ce15" office:value-type="string">
            <text:p>&lt;statpoints&gt;</text:p>
          </table:table-cell>
          <table:table-cell table:style-name="ce17" office:value-type="string">
            <text:p>Set Mana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>
            <text:p>MANAMAX</text:p>
          </table:table-cell>
          <table:table-cell table:style-name="ce15" office:value-type="string">
            <text:p>&lt;statpoints&gt;</text:p>
          </table:table-cell>
          <table:table-cell table:style-name="ce17" office:value-type="string">
            <text:p>Set maximum Mana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6">
          <table:table-cell table:style-name="ce12" office:value-type="string">
            <text:p>MEDITATION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Meditation skill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6">
          <table:table-cell table:style-name="ce12" office:value-type="string">
            <text:p>MINING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Mining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6">
          <table:table-cell table:style-name="ce12" office:value-type="string">
            <text:p>MUSICIANSHIP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Musicianship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12" office:value-type="string">
            <text:p>MYSTICISM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Mysticism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>
            <text:p>NAME</text:p>
          </table:table-cell>
          <table:table-cell table:style-name="ce15" office:value-type="string">
            <text:p>&lt;text&gt;</text:p>
          </table:table-cell>
          <table:table-cell table:style-name="ce17" office:value-type="string">
            <text:p>Set NPC name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>
            <text:p>NAMELIST</text:p>
          </table:table-cell>
          <table:table-cell table:style-name="ce15" office:value-type="string">
            <text:p>&lt;namelist-ID&gt;</text:p>
          </table:table-cell>
          <table:table-cell table:style-name="ce17" office:value-type="string">
            <text:p>Set random NPC name based on namelist from DFNDATA\NPC\namelists.dfn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12" office:value-type="string">
            <text:p>NECROMANCY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Necromancy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12" office:value-type="string">
            <text:p>NINJITSU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Ninjitsu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>
            <text:p>NOTRAIN</text:p>
          </table:table-cell>
          <table:table-cell table:style-name="ce15" office:value-type="string">
            <text:p>N/A</text:p>
          </table:table-cell>
          <table:table-cell table:style-name="ce17" office:value-type="string">
            <text:p>NPC won't train skills to players if present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>
            <text:p>NPCAI</text:p>
          </table:table-cell>
          <table:table-cell table:style-name="ce15" office:value-type="string">
            <text:p>&lt;NPC-AI&gt;</text:p>
          </table:table-cell>
          <table:table-cell table:style-name="ce17" office:value-type="string">
            <text:p>Set NPC AI (0 none, 1 healer, 2 evil, 4 guard, 5 fighter, 6 animal, 8 banker, 17 playervendor, 32 pet guard, 88 chaotic, 666 evil healer)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>
            <text:p>NPCWANDER</text:p>
          </table:table-cell>
          <table:table-cell table:style-name="ce15" office:value-type="string">
            <text:p>&lt;wander mode&gt;</text:p>
          </table:table-cell>
          <table:table-cell table:style-name="ce17" office:value-type="string">
            <text:p>Set NPC wander-mode (0-4, 0 immobile, 1 follows target, 2 wander freely, 3 box, 4 circle, 5 frozen)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3">
          <table:table-cell table:style-name="ce12" office:value-type="string">
            <text:p>PACKITEM</text:p>
          </table:table-cell>
          <table:table-cell table:style-name="ce15" office:value-type="string">
            <text:p>&lt;item-ID(,minamount maxamount)&gt;</text:p>
          </table:table-cell>
          <table:table-cell table:style-name="ce17" office:value-type="string">
            <text:p>Add specified item-ID from item-DFNs to NPC backpack (must come after BACKPACK tag!). Also supports amount-tags behind item-ID.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6">
          <table:table-cell table:style-name="ce12" office:value-type="string">
            <text:p>PARRYING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Parrying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12" office:value-type="string">
            <text:p>PEACEMAKING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Peacemaking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12" office:value-type="string">
            <text:p>POISONING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Poisoning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>
            <text:p>POISONSTRENGTH</text:p>
          </table:table-cell>
          <table:table-cell table:style-name="ce15" office:value-type="string">
            <text:p>&lt;poisonstrength&gt;</text:p>
          </table:table-cell>
          <table:table-cell table:style-name="ce17" office:value-type="string">
            <text:p>Set poisonstrength for NPC (1 weak, 4 deadly)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>
            <text:p>PRIV</text:p>
          </table:table-cell>
          <table:table-cell table:style-name="ce15" office:value-type="string">
            <text:p>???</text:p>
          </table:table-cell>
          <table:table-cell table:style-name="ce17" office:value-type="string">
            <text:p>Set Privileges for NPC (only used by players?)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12" office:value-type="string">
            <text:p>PROVOCATION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Provocation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>
            <text:p>RACE</text:p>
          </table:table-cell>
          <table:table-cell table:style-name="ce15" office:value-type="string">
            <text:p>&lt;race-ID&gt;</text:p>
          </table:table-cell>
          <table:table-cell table:style-name="ce17" office:value-type="string">
            <text:p>Set Race id of NPC, from DFNDATA\RACE\races.dfn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>
            <text:p>REATTACKAT</text:p>
          </table:table-cell>
          <table:table-cell table:style-name="ce15" office:value-type="string">
            <text:p>&lt;percentage&gt;</text:p>
          </table:table-cell>
          <table:table-cell table:style-name="ce17" office:value-type="string">
            <text:p>Defines % of health at which NPC will return to combat if fleeing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6">
          <table:table-cell table:style-name="ce12" office:value-type="string">
            <text:p>REMOVETRAPS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Remove Traps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>
            <text:p>RSHOPITEM</text:p>
          </table:table-cell>
          <table:table-cell table:style-name="ce15" office:value-type="string">
            <text:p>&lt;item-ID&gt;</text:p>
          </table:table-cell>
          <table:table-cell table:style-name="ce17" office:value-type="string">
            <text:p>NPC will purchase item defined here, id from item DFNs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3">
          <table:table-cell table:style-name="ce12" office:value-type="string">
            <text:p>RUNNINGSPEED</text:p>
          </table:table-cell>
          <table:table-cell table:style-name="ce15" office:value-type="string">
            <text:p>&lt;movementspeed&gt;</text:p>
          </table:table-cell>
          <table:table-cell table:style-name="ce17" office:value-type="string">
            <text:p>Defines Running-speed for NPC (0.2 default)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>
            <text:p>RUNS</text:p>
          </table:table-cell>
          <table:table-cell table:style-name="ce15" office:value-type="string">
            <text:p>N/A</text:p>
          </table:table-cell>
          <table:table-cell table:style-name="ce17" office:value-type="string">
            <text:p>If present, NPC will play running animations in combat, and will move at RUNNINGSPEED instead of WALKINGSPEED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>
            <text:p>SAYCOLOUR</text:p>
          </table:table-cell>
          <table:table-cell table:style-name="ce15" office:value-type="string">
            <text:p>&lt;colour&gt;</text:p>
          </table:table-cell>
          <table:table-cell table:style-name="ce17" office:value-type="string">
            <text:p>Set NPC speech color in hex/decima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>
            <text:p>SCRIPT</text:p>
          </table:table-cell>
          <table:table-cell table:style-name="ce15" office:value-type="string">
            <text:p>&lt;Jscript-ID&gt;</text:p>
          </table:table-cell>
          <table:table-cell table:style-name="ce17" office:value-type="string">
            <text:p>Set Javascript ID to attach to NPC on creation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>
            <text:p>SELLITEM</text:p>
          </table:table-cell>
          <table:table-cell table:style-name="ce15" office:value-type="string">
            <text:p>&lt;item-ID&gt;</text:p>
          </table:table-cell>
          <table:table-cell table:style-name="ce17" office:value-type="string">
            <text:p>NPC will sell item defined here, id from item-DFNs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>
            <text:p>SHOPITEM</text:p>
          </table:table-cell>
          <table:table-cell table:style-name="ce15" office:value-type="string">
            <text:p>&lt;item-ID&gt;</text:p>
          </table:table-cell>
          <table:table-cell table:style-name="ce17" office:value-type="string">
            <text:p>NPC will have item defined here in his "already bought"-items pack, id from item-DFNs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>
            <text:p>SHOPKEEPER</text:p>
          </table:table-cell>
          <table:table-cell table:style-name="ce15" office:value-type="string">
            <text:p>N/A</text:p>
          </table:table-cell>
          <table:table-cell table:style-name="ce17" office:value-type="string">
            <text:p>Enables shopkeeper status for NPC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>
            <text:p>SHOPLIST</text:p>
          </table:table-cell>
          <table:table-cell table:style-name="ce15" office:value-type="string">
            <text:p>&lt;shoplist-ID&gt;</text:p>
          </table:table-cell>
          <table:table-cell table:style-name="ce17" office:value-type="string">
            <text:p>NPC will buy/sell items defined in shoplist, from DFNDATA\ITEMS\shoplist.dfn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>
            <text:p>SKILL</text:p>
          </table:table-cell>
          <table:table-cell table:style-name="ce15" office:value-type="string">
            <text:p>???</text:p>
          </table:table-cell>
          <table:table-cell table:style-name="ce17" office:value-type="string">
            <text:p>??? applyTo-&gt;SetBaseSkill( static_cast&lt;UI16&gt;(odata), static_cast&lt;UI08&gt;(ndata) ); break;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>
            <text:p>SKIN</text:p>
          </table:table-cell>
          <table:table-cell table:style-name="ce15" office:value-type="string">
            <text:p>&lt;colour&gt;</text:p>
          </table:table-cell>
          <table:table-cell table:style-name="ce17" office:value-type="string">
            <text:p>Defines skin-color for NPC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>
            <text:p>SKINLIST</text:p>
          </table:table-cell>
          <table:table-cell table:style-name="ce15" office:value-type="string">
            <text:p>&lt;colorlist-ID&gt;</text:p>
          </table:table-cell>
          <table:table-cell table:style-name="ce17" office:value-type="string">
            <text:p>Set NPC skincolor based on list from DFNDATA\COLORS\colors.dfn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12" office:value-type="string">
            <text:p>SNOOPING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Snooping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>
            <text:p>SPADELAY</text:p>
          </table:table-cell>
          <table:table-cell table:style-name="ce15" office:value-type="string">
            <text:p>&lt;seconds&gt;</text:p>
          </table:table-cell>
          <table:table-cell table:style-name="ce17" office:value-type="string">
            <text:p>Sets delay between each of NPC's spells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>
            <text:p>SPATTACK</text:p>
          </table:table-cell>
          <table:table-cell table:style-name="ce15" office:value-type="string">
            <text:p>&lt;spell-circles&gt;</text:p>
          </table:table-cell>
          <table:table-cell table:style-name="ce17" office:value-type="string">
            <text:p>Defines which circles of magic NPC has access to (1-8)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12" office:value-type="string">
            <text:p>SPELLWEAVING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Spellweaving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12" office:value-type="string">
            <text:p>SPIRITSPEAK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Spirit Speak skill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3">
          <table:table-cell table:style-name="ce12" office:value-type="string">
            <text:p>SPLIT</text:p>
          </table:table-cell>
          <table:table-cell table:style-name="ce15" office:value-type="string">
            <text:p>&lt;0/1&gt;</text:p>
          </table:table-cell>
          <table:table-cell table:style-name="ce17" office:value-type="string">
            <text:p>Set if NPC will split when hit or not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>
            <text:p>SPLITCHANCE</text:p>
          </table:table-cell>
          <table:table-cell table:style-name="ce15" office:value-type="string">
            <text:p>&lt;percentage&gt;</text:p>
          </table:table-cell>
          <table:table-cell table:style-name="ce17" office:value-type="string">
            <text:p>Set % for NPC to split when hit, if SPLIT tag is enabled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>
            <text:p>STAMINA</text:p>
          </table:table-cell>
          <table:table-cell table:style-name="ce15" office:value-type="string">
            <text:p>&lt;statpoints&gt;</text:p>
          </table:table-cell>
          <table:table-cell table:style-name="ce17" office:value-type="string">
            <text:p>Set Stamina stat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>
            <text:p>STAMINAMAX</text:p>
          </table:table-cell>
          <table:table-cell table:style-name="ce15" office:value-type="string">
            <text:p>&lt;statpoints&gt;</text:p>
          </table:table-cell>
          <table:table-cell table:style-name="ce17" office:value-type="string">
            <text:p>Set maximum Stamina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12" office:value-type="string">
            <text:p>STEALING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Stealing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6">
          <table:table-cell table:style-name="ce12" office:value-type="string">
            <text:p>STEALTH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Stealth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>
            <text:p>STRENGTH</text:p>
          </table:table-cell>
          <table:table-cell table:style-name="ce15" office:value-type="string">
            <text:p>&lt;statpoints&gt; or &lt;lowstat highstat&gt;</text:p>
          </table:table-cell>
          <table:table-cell table:style-name="ce17" office:value-type="string">
            <text:p>Set Strength stat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6">
          <table:table-cell table:style-name="ce12" office:value-type="string">
            <text:p>SWORDSMANSHIP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Swordsmanship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6">
          <table:table-cell table:style-name="ce12" office:value-type="string">
            <text:p>TACTICS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Tactics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6">
          <table:table-cell table:style-name="ce12" office:value-type="string">
            <text:p>TAILORING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Tailoring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>
            <text:p>TAMEDHUNGER</text:p>
          </table:table-cell>
          <table:table-cell table:style-name="ce15" office:value-type="string">
            <text:p>&lt;hungerrate percentage&gt;</text:p>
          </table:table-cell>
          <table:table-cell table:style-name="ce17" office:value-type="string">
            <text:p>Set hunger-rate &amp; chance to become wild (600 default for hungerrate, 30 for chance to go wild)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6">
          <table:table-cell table:style-name="ce12" office:value-type="string">
            <text:p>TAMING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Animal Taming skill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6">
          <table:table-cell table:style-name="ce12" office:value-type="string">
            <text:p>TASTEID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TasteID skill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6">
          <table:table-cell table:style-name="ce12" office:value-type="string">
            <text:p>THROWING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Throwing skill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6">
          <table:table-cell table:style-name="ce12" office:value-type="string">
            <text:p>TINKERING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Tinkering skill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>
            <text:p>TITLE</text:p>
          </table:table-cell>
          <table:table-cell table:style-name="ce15" office:value-type="string">
            <text:p>&lt;text&gt;</text:p>
          </table:table-cell>
          <table:table-cell table:style-name="ce17" office:value-type="string">
            <text:p>Set NPC's title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>
            <text:p>TOPEACE</text:p>
          </table:table-cell>
          <table:table-cell table:style-name="ce15" office:value-type="string">
            <text:p>&lt;skillpoints&gt;</text:p>
          </table:table-cell>
          <table:table-cell table:style-name="ce17" office:value-type="string">
            <text:p>Set minimum skill to successfully use peacemaking skill on NPC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>
            <text:p>TOPROV</text:p>
          </table:table-cell>
          <table:table-cell table:style-name="ce15" office:value-type="string">
            <text:p>&lt;skillpoints&gt;</text:p>
          </table:table-cell>
          <table:table-cell table:style-name="ce17" office:value-type="string">
            <text:p>Set minimum skill to provoke NPC</text:p>
          </table:table-cell>
          <table:table-cell table:style-name="ce22" table:number-columns-repeated="2"/>
          <table:table-cell/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12" office:value-type="string">
            <text:p>TOTAME</text:p>
          </table:table-cell>
          <table:table-cell table:style-name="ce15" office:value-type="string">
            <text:p>&lt;skillpoints&gt;</text:p>
          </table:table-cell>
          <table:table-cell table:style-name="ce17" office:value-type="string">
            <text:p>Set minimum skill to tame NPC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12" office:value-type="string">
            <text:p>TRACKING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Tracking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12" office:value-type="string">
            <text:p>VETERINARY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Veterinary skill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>
            <text:p>WALKINGSPEED</text:p>
          </table:table-cell>
          <table:table-cell table:style-name="ce15" office:value-type="string">
            <text:p>&lt;movementspeed&gt;</text:p>
          </table:table-cell>
          <table:table-cell table:style-name="ce17" office:value-type="string">
            <text:p>Set NPC walk speed (0.7 default, uses global UOX.INI setting if not specified)</text:p>
          </table:table-cell>
          <table:table-cell table:style-name="ce22"/>
          <table:table-cell/>
          <table:table-cell table:style-name="ce22" table:number-columns-repeated="3"/>
          <table:table-cell table:number-columns-repeated="1016"/>
        </table:table-row>
        <table:table-row table:style-name="ro3">
          <table:table-cell table:style-name="ce12" office:value-type="string">
            <text:p>WILLHUNGER</text:p>
          </table:table-cell>
          <table:table-cell table:style-name="ce15" office:value-type="string">
            <text:p>&lt;0/1&gt;</text:p>
          </table:table-cell>
          <table:table-cell table:style-name="ce17" office:value-type="string">
            <text:p>If 0, NPC is not affected by hunger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6">
          <table:table-cell table:style-name="ce12" office:value-type="string">
            <text:p>WRESTLING</text:p>
          </table:table-cell>
          <table:table-cell table:style-name="ce15" office:value-type="string">
            <text:p>&lt;skillpoints&gt;<text:span text:style-name="T1"> or </text:span><text:span text:style-name="T2">&lt;lowskill highskill&gt;</text:span></text:p>
          </table:table-cell>
          <table:table-cell table:style-name="ce17" office:value-type="string">
            <text:p>Set Wrestling skill</text:p>
          </table:table-cell>
          <table:table-cell/>
          <table:table-cell table:style-name="ce22" table:number-columns-repeated="4"/>
          <table:table-cell table:number-columns-repeated="1016"/>
        </table:table-row>
        <table:table-row table:style-name="ro6" table:number-rows-repeated="6540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tem Tags" table:style-name="ta9" table:print="false">
        <office:forms form:automatic-focus="false" form:apply-design-mode="false"/>
        <table:table-column table:style-name="co1" table:default-cell-style-name="ce24"/>
        <table:table-column table:style-name="co2" table:default-cell-style-name="ce19"/>
        <table:table-column table:style-name="co5" table:default-cell-style-name="Default"/>
        <table:table-column table:style-name="co4" table:number-columns-repeated="1021" table:default-cell-style-name="Default"/>
        <table:table-row table:style-name="ro1">
          <table:table-cell table:style-name="ce23" office:value-type="string">
            <text:p>ITEM TAG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5" office:value-type="string">
            <text:p>TAG NAME</text:p>
          </table:table-cell>
          <table:table-cell table:style-name="ce20" office:value-type="string">
            <text:p>VALUE</text:p>
          </table:table-cell>
          <table:table-cell table:style-name="ce3" office:value-type="string">
            <text:p>DESCRIPTION</text:p>
          </table:table-cell>
          <table:table-cell table:style-name="ce27" table:number-columns-repeated="1021"/>
        </table:table-row>
        <table:table-row table:style-name="ro3">
          <table:table-cell office:value-type="string">
            <text:p>AC</text:p>
          </table:table-cell>
          <table:table-cell table:style-name="ce21" office:value-type="string">
            <text:p>&lt;armorclass&gt;</text:p>
          </table:table-cell>
          <table:table-cell office:value-type="string">
            <text:p>Set armorclass of item (higher = better)</text:p>
          </table:table-cell>
          <table:table-cell table:number-columns-repeated="1021"/>
        </table:table-row>
        <table:table-row table:style-name="ro3">
          <table:table-cell office:value-type="string">
            <text:p>ADDMENUITEM</text:p>
          </table:table-cell>
          <table:table-cell table:style-name="ce21" office:value-type="string">
            <text:p>&lt;false/true&gt;</text:p>
          </table:table-cell>
          <table:table-cell office:value-type="string">
            <text:p>Add this item to add-menu during automatic generation of said menu?</text:p>
          </table:table-cell>
          <table:table-cell table:number-columns-repeated="1021"/>
        </table:table-row>
        <table:table-row table:style-name="ro3">
          <table:table-cell office:value-type="string">
            <text:p>AMMO</text:p>
          </table:table-cell>
          <table:table-cell table:style-name="ce21" office:value-type="string">
            <text:p>&lt;id&gt; (&lt;colour&gt;)</text:p>
          </table:table-cell>
          <table:table-cell office:value-type="string">
            <text:p>Specifies ammo requried for a ranged weapon</text:p>
          </table:table-cell>
          <table:table-cell table:number-columns-repeated="1021"/>
        </table:table-row>
        <table:table-row table:style-name="ro3">
          <table:table-cell office:value-type="string">
            <text:p>AMMOFX</text:p>
          </table:table-cell>
          <table:table-cell table:style-name="ce21" office:value-type="string">
            <text:p>&lt;id&gt; (&lt;colour&gt; &lt;rendermode&gt;)</text:p>
          </table:table-cell>
          <table:table-cell office:value-type="string">
            <text:p>Specifies missile-effect for a ranged weapon</text:p>
          </table:table-cell>
          <table:table-cell table:number-columns-repeated="1021"/>
        </table:table-row>
        <table:table-row table:style-name="ro3">
          <table:table-cell office:value-type="string">
            <text:p>AMOUNT</text:p>
          </table:table-cell>
          <table:table-cell table:style-name="ce21" office:value-type="string">
            <text:p>&lt;amount&gt; or &lt;minamount maxamount&gt;</text:p>
          </table:table-cell>
          <table:table-cell office:value-type="string">
            <text:p>Set amount of items, either specific or random value</text:p>
          </table:table-cell>
          <table:table-cell table:number-columns-repeated="1021"/>
        </table:table-row>
        <table:table-row table:style-name="ro3">
          <table:table-cell office:value-type="string">
            <text:p>ATT</text:p>
          </table:table-cell>
          <table:table-cell table:style-name="ce21" office:value-type="string">
            <text:p>&lt;lodamage hidamage&gt;</text:p>
          </table:table-cell>
          <table:table-cell office:value-type="string">
            <text:p>Set minimum and maximum damage values for item</text:p>
          </table:table-cell>
          <table:table-cell table:number-columns-repeated="1021"/>
        </table:table-row>
        <table:table-row table:style-name="ro3">
          <table:table-cell office:value-type="string">
            <text:p>BASEWEIGHT</text:p>
          </table:table-cell>
          <table:table-cell table:style-name="ce21" office:value-type="string">
            <text:p>&lt;weight&gt;</text:p>
          </table:table-cell>
          <table:table-cell office:value-type="string">
            <text:p>Base-weight of item in stones (100 = 1 stone). Primarily used to store the base weight of containers (their weight when no items are contained within)</text:p>
          </table:table-cell>
          <table:table-cell table:number-columns-repeated="1021"/>
        </table:table-row>
        <table:table-row table:style-name="ro3">
          <table:table-cell office:value-type="string">
            <text:p>COLD</text:p>
          </table:table-cell>
          <table:table-cell table:style-name="ce21" office:value-type="string">
            <text:p>&lt;0/1&gt;</text:p>
          </table:table-cell>
          <table:table-cell office:value-type="string">
            <text:p>If 1, item is of this elemental type, which will define what type of damage is dealt</text:p>
          </table:table-cell>
          <table:table-cell table:number-columns-repeated="1021"/>
        </table:table-row>
        <table:table-row table:style-name="ro3">
          <table:table-cell office:value-type="string">
            <text:p>COLOUR</text:p>
          </table:table-cell>
          <table:table-cell table:style-name="ce21" office:value-type="string">
            <text:p>&lt;colour&gt;</text:p>
          </table:table-cell>
          <table:table-cell office:value-type="string">
            <text:p>Colour in hex or decimal</text:p>
          </table:table-cell>
          <table:table-cell table:number-columns-repeated="1021"/>
        </table:table-row>
        <table:table-row table:style-name="ro3">
          <table:table-cell office:value-type="string">
            <text:p>COLOURLIST</text:p>
          </table:table-cell>
          <table:table-cell table:style-name="ce21" office:value-type="string">
            <text:p>&lt;colourlist-ID&gt;</text:p>
          </table:table-cell>
          <table:table-cell office:value-type="string">
            <text:p>ID of colour-list from DFNDATA\COLORS\colors.dfn</text:p>
          </table:table-cell>
          <table:table-cell table:number-columns-repeated="1021"/>
        </table:table-row>
        <table:table-row table:style-name="ro3">
          <table:table-cell office:value-type="string">
            <text:p>CORPSE</text:p>
          </table:table-cell>
          <table:table-cell table:style-name="ce21" office:value-type="string">
            <text:p>&lt;false/true&gt;</text:p>
          </table:table-cell>
          <table:table-cell office:value-type="string">
            <text:p>Defines item as a corpse</text:p>
          </table:table-cell>
          <table:table-cell table:number-columns-repeated="1021"/>
        </table:table-row>
        <table:table-row table:style-name="ro3">
          <table:table-cell office:value-type="string">
            <text:p>CREATOR</text:p>
          </table:table-cell>
          <table:table-cell table:style-name="ce21" office:value-type="string">
            <text:p>&lt;character serial&gt;</text:p>
          </table:table-cell>
          <table:table-cell office:value-type="string">
            <text:p>Serial of character that created item. Applied during crafting.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CUSTOMINTTAG</text:p>
          </table:table-cell>
          <table:table-cell table:style-name="ce16" office:value-type="string">
            <text:p>&lt;tagname&gt; &lt;value&gt;</text:p>
          </table:table-cell>
          <table:table-cell table:style-name="ce17" office:value-type="string">
            <text:p>Custom JS int tag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CUSTOMSTRINGTAG</text:p>
          </table:table-cell>
          <table:table-cell table:style-name="ce16" office:value-type="string">
            <text:p>&lt;tagame&gt; &lt;text&gt;</text:p>
          </table:table-cell>
          <table:table-cell table:style-name="ce17" office:value-type="string">
            <text:p>Custom JS string tag</text:p>
          </table:table-cell>
          <table:table-cell table:number-columns-repeated="1021"/>
        </table:table-row>
        <table:table-row table:style-name="ro3">
          <table:table-cell office:value-type="string">
            <text:p>DAMAGE</text:p>
          </table:table-cell>
          <table:table-cell table:style-name="ce21" office:value-type="string">
            <text:p>&lt;lodamage hidamage&gt;</text:p>
          </table:table-cell>
          <table:table-cell office:value-type="string">
            <text:p>Set minimum and maximum damage values for item</text:p>
          </table:table-cell>
          <table:table-cell table:number-columns-repeated="1021"/>
        </table:table-row>
        <table:table-row table:style-name="ro3">
          <table:table-cell office:value-type="string">
            <text:p>DECAY</text:p>
          </table:table-cell>
          <table:table-cell table:style-name="ce21" office:value-type="string">
            <text:p>&lt;false/true&gt;</text:p>
          </table:table-cell>
          <table:table-cell office:value-type="string">
            <text:p>Determines if item is decayable or not </text:p>
          </table:table-cell>
          <table:table-cell table:number-columns-repeated="1021"/>
        </table:table-row>
        <table:table-row table:style-name="ro3">
          <table:table-cell office:value-type="string">
            <text:p>DEF</text:p>
          </table:table-cell>
          <table:table-cell table:style-name="ce21" office:value-type="string">
            <text:p>&lt;def&gt;</text:p>
          </table:table-cell>
          <table:table-cell office:value-type="string">
            <text:p>Set physical defense value of item</text:p>
          </table:table-cell>
          <table:table-cell table:number-columns-repeated="1021"/>
        </table:table-row>
        <table:table-row table:style-name="ro3">
          <table:table-cell office:value-type="string">
            <text:p>DEX</text:p>
          </table:table-cell>
          <table:table-cell table:style-name="ce21" office:value-type="string">
            <text:p>&lt;statpoints&gt;</text:p>
          </table:table-cell>
          <table:table-cell office:value-type="string">
            <text:p>Requirement to equip item</text:p>
          </table:table-cell>
          <table:table-cell table:number-columns-repeated="1021"/>
        </table:table-row>
        <table:table-row table:style-name="ro3">
          <table:table-cell office:value-type="string">
            <text:p>DEXADD</text:p>
          </table:table-cell>
          <table:table-cell table:style-name="ce21" office:value-type="string">
            <text:p>&lt;statpoints&gt;</text:p>
          </table:table-cell>
          <table:table-cell office:value-type="string">
            <text:p>Temporary statbonus when equipped</text:p>
          </table:table-cell>
          <table:table-cell table:number-columns-repeated="1021"/>
        </table:table-row>
        <table:table-row table:style-name="ro3">
          <table:table-cell office:value-type="string">
            <text:p>DIR</text:p>
          </table:table-cell>
          <table:table-cell table:style-name="ce21" office:value-type="string">
            <text:p>&lt;direction&gt;</text:p>
          </table:table-cell>
          <table:table-cell office:value-type="string">
            <text:p>Direction, but used to define type of light-radius for lights</text:p>
          </table:table-cell>
          <table:table-cell table:number-columns-repeated="1021"/>
        </table:table-row>
        <table:table-row table:style-name="ro3">
          <table:table-cell office:value-type="string">
            <text:p>DISABLED</text:p>
          </table:table-cell>
          <table:table-cell table:style-name="ce21" office:value-type="string">
            <text:p>&lt;false/true&gt;</text:p>
          </table:table-cell>
          <table:table-cell office:value-type="string">
            <text:p>Determines if item is disabled(?) or not</text:p>
          </table:table-cell>
          <table:table-cell table:number-columns-repeated="1021"/>
        </table:table-row>
        <table:table-row table:style-name="ro3">
          <table:table-cell office:value-type="string">
            <text:p>DISPELLABLE</text:p>
          </table:table-cell>
          <table:table-cell table:style-name="ce21" office:value-type="string">
            <text:p>N/A</text:p>
          </table:table-cell>
          <table:table-cell office:value-type="string">
            <text:p>Sets the item as dispellable if present</text:p>
          </table:table-cell>
          <table:table-cell table:number-columns-repeated="1021"/>
        </table:table-row>
        <table:table-row table:style-name="ro3">
          <table:table-cell office:value-type="string">
            <text:p>DOORFLAG</text:p>
          </table:table-cell>
          <table:table-cell table:style-name="ce21" office:value-type="string">
            <text:p>N/A</text:p>
          </table:table-cell>
          <table:table-cell office:value-type="string">
            <text:p>N/A – Not in use</text:p>
          </table:table-cell>
          <table:table-cell table:number-columns-repeated="1021"/>
        </table:table-row>
        <table:table-row table:style-name="ro3">
          <table:table-cell office:value-type="string">
            <text:p>DYE</text:p>
          </table:table-cell>
          <table:table-cell table:style-name="ce21" office:value-type="string">
            <text:p>N/A</text:p>
          </table:table-cell>
          <table:table-cell office:value-type="string">
            <text:p>Sets item as dyeable if present</text:p>
          </table:table-cell>
          <table:table-cell table:number-columns-repeated="1021"/>
        </table:table-row>
        <table:table-row table:style-name="ro3">
          <table:table-cell office:value-type="string">
            <text:p>ELEMENTRESIST</text:p>
          </table:table-cell>
          <table:table-cell table:style-name="ce21" office:value-type="string">
            <text:p>&lt;fire cold energy poison&gt;</text:p>
          </table:table-cell>
          <table:table-cell office:value-type="string">
            <text:p>Set fire, cold, energy and poison resistance values (0 - 1000, where 1000 = 100.0)</text:p>
          </table:table-cell>
          <table:table-cell table:number-columns-repeated="1021"/>
        </table:table-row>
        <table:table-row table:style-name="ro3">
          <table:table-cell office:value-type="string">
            <text:p>GET</text:p>
          </table:table-cell>
          <table:table-cell table:style-name="ce33" office:value-type="string">
            <text:p>&lt;Item-ID&gt;</text:p>
          </table:table-cell>
          <table:table-cell table:style-name="ce22" office:value-type="string">
            <text:p>Inherit settings from defined item, id from Item-DFNs</text:p>
          </table:table-cell>
          <table:table-cell table:number-columns-repeated="1021"/>
        </table:table-row>
        <table:table-row table:style-name="ro3">
          <table:table-cell office:value-type="string">
            <text:p>GLOW</text:p>
          </table:table-cell>
          <table:table-cell table:style-name="ce21" office:value-type="string">
            <text:p>&lt;false/true&gt;</text:p>
          </table:table-cell>
          <table:table-cell office:value-type="string">
            <text:p>Does item glow?</text:p>
          </table:table-cell>
          <table:table-cell table:number-columns-repeated="1021"/>
        </table:table-row>
        <table:table-row table:style-name="ro3">
          <table:table-cell office:value-type="string">
            <text:p>GLOWBC</text:p>
          </table:table-cell>
          <table:table-cell table:style-name="ce21" office:value-type="string">
            <text:p>&lt;glowcolour&gt;</text:p>
          </table:table-cell>
          <table:table-cell office:value-type="string">
            <text:p>Glow-colour</text:p>
          </table:table-cell>
          <table:table-cell table:number-columns-repeated="1021"/>
        </table:table-row>
        <table:table-row table:style-name="ro3">
          <table:table-cell office:value-type="string">
            <text:p>GLOWTYPE</text:p>
          </table:table-cell>
          <table:table-cell table:style-name="ce21" office:value-type="string">
            <text:p>&lt;glowtype&gt;</text:p>
          </table:table-cell>
          <table:table-cell office:value-type="string">
            <text:p>The type of glow-effect</text:p>
          </table:table-cell>
          <table:table-cell table:number-columns-repeated="1021"/>
        </table:table-row>
        <table:table-row table:style-name="ro3">
          <table:table-cell office:value-type="string">
            <text:p>GOOD</text:p>
          </table:table-cell>
          <table:table-cell table:style-name="ce21" office:value-type="string">
            <text:p>&lt;goodsvalue&gt;</text:p>
          </table:table-cell>
          <table:table-cell office:value-type="string">
            <text:p>Used by Advanced Trade System</text:p>
          </table:table-cell>
          <table:table-cell table:number-columns-repeated="1021"/>
        </table:table-row>
        <table:table-row table:style-name="ro3">
          <table:table-cell office:value-type="string">
            <text:p>HEAT</text:p>
          </table:table-cell>
          <table:table-cell table:style-name="ce21" office:value-type="string">
            <text:p>&lt;0/1&gt;</text:p>
          </table:table-cell>
          <table:table-cell office:value-type="string">
            <text:p>If 1, item is of this elemental type, which will define what type of damage is dealt</text:p>
          </table:table-cell>
          <table:table-cell table:number-columns-repeated="1021"/>
        </table:table-row>
        <table:table-row table:style-name="ro3">
          <table:table-cell office:value-type="string">
            <text:p>HIDAMAGE</text:p>
          </table:table-cell>
          <table:table-cell table:style-name="ce21" office:value-type="string">
            <text:p>&lt;hidamage&gt;</text:p>
          </table:table-cell>
          <table:table-cell office:value-type="string">
            <text:p>Maximum damage value</text:p>
          </table:table-cell>
          <table:table-cell table:number-columns-repeated="1021"/>
        </table:table-row>
        <table:table-row table:style-name="ro3">
          <table:table-cell office:value-type="string">
            <text:p>HP</text:p>
          </table:table-cell>
          <table:table-cell table:style-name="ce21" office:value-type="string">
            <text:p>&lt;hitpoints&gt; or &lt;lowhp highhp&gt;</text:p>
          </table:table-cell>
          <table:table-cell office:value-type="string">
            <text:p>Hitpoints of item, either specific or random value</text:p>
          </table:table-cell>
          <table:table-cell table:number-columns-repeated="1021"/>
        </table:table-row>
        <table:table-row table:style-name="ro3">
          <table:table-cell office:value-type="string">
            <text:p>ID</text:p>
          </table:table-cell>
          <table:table-cell table:style-name="ce21" office:value-type="string">
            <text:p>&lt;art ID&gt;</text:p>
          </table:table-cell>
          <table:table-cell office:value-type="string">
            <text:p>Hex or decimal id of item graphics</text:p>
          </table:table-cell>
          <table:table-cell table:number-columns-repeated="1021"/>
        </table:table-row>
        <table:table-row table:style-name="ro3">
          <table:table-cell office:value-type="string">
            <text:p>INTADD</text:p>
          </table:table-cell>
          <table:table-cell table:style-name="ce21" office:value-type="string">
            <text:p>&lt;statpoints&gt;</text:p>
          </table:table-cell>
          <table:table-cell office:value-type="string">
            <text:p>Temporary statbonus when equipped</text:p>
          </table:table-cell>
          <table:table-cell table:number-columns-repeated="1021"/>
        </table:table-row>
        <table:table-row table:style-name="ro3">
          <table:table-cell office:value-type="string">
            <text:p>INTELLIGENCE</text:p>
          </table:table-cell>
          <table:table-cell table:style-name="ce21" office:value-type="string">
            <text:p>&lt;statpoints&gt;</text:p>
          </table:table-cell>
          <table:table-cell office:value-type="string">
            <text:p>Requirement to equip item</text:p>
          </table:table-cell>
          <table:table-cell table:number-columns-repeated="1021"/>
        </table:table-row>
        <table:table-row table:style-name="ro3">
          <table:table-cell office:value-type="string">
            <text:p>INTERVAL</text:p>
          </table:table-cell>
          <table:table-cell table:style-name="ce21" office:value-type="string">
            <text:p>&lt;mintime maxtime&gt;</text:p>
          </table:table-cell>
          <table:table-cell office:value-type="string">
            <text:p>Interval used by spawner-objects to determine when to spawn something</text:p>
          </table:table-cell>
          <table:table-cell table:number-columns-repeated="1021"/>
        </table:table-row>
        <table:table-row table:style-name="ro3">
          <table:table-cell office:value-type="string">
            <text:p>LAYER</text:p>
          </table:table-cell>
          <table:table-cell table:style-name="ce21" office:value-type="string">
            <text:p>&lt;layer&gt;</text:p>
          </table:table-cell>
          <table:table-cell office:value-type="string">
            <text:p>Defines which layer item is equipped on</text:p>
          </table:table-cell>
          <table:table-cell table:number-columns-repeated="1021"/>
        </table:table-row>
        <table:table-row table:style-name="ro3">
          <table:table-cell office:value-type="string">
            <text:p>LIGHT</text:p>
          </table:table-cell>
          <table:table-cell table:style-name="ce21" office:value-type="string">
            <text:p>&lt;0/1&gt;</text:p>
          </table:table-cell>
          <table:table-cell office:value-type="string">
            <text:p>If 1, item is of this elemental type, which will define what type of damage is dealt</text:p>
          </table:table-cell>
          <table:table-cell table:number-columns-repeated="1021"/>
        </table:table-row>
        <table:table-row table:style-name="ro3">
          <table:table-cell office:value-type="string">
            <text:p>LIGHTNING</text:p>
          </table:table-cell>
          <table:table-cell table:style-name="ce21" office:value-type="string">
            <text:p>&lt;0/1&gt;</text:p>
          </table:table-cell>
          <table:table-cell office:value-type="string">
            <text:p>If 1, item is of this elemental type, which will define what type of damage is dealt</text:p>
          </table:table-cell>
          <table:table-cell table:number-columns-repeated="1021"/>
        </table:table-row>
        <table:table-row table:style-name="ro3">
          <table:table-cell office:value-type="string">
            <text:p>LODAMAGE</text:p>
          </table:table-cell>
          <table:table-cell table:style-name="ce21" office:value-type="string">
            <text:p>&lt;lodamage&gt;</text:p>
          </table:table-cell>
          <table:table-cell office:value-type="string">
            <text:p>Minimum damage value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LOOT</text:p>
          </table:table-cell>
          <table:table-cell table:style-name="ce15" office:value-type="string">
            <text:p>&lt;lootlist-ID&gt;</text:p>
          </table:table-cell>
          <table:table-cell table:style-name="ce17" office:value-type="string">
            <text:p>Adds random loot to a container based on lootlist in DFNDATA\ITEMS\lootlists.dfn</text:p>
          </table:table-cell>
          <table:table-cell table:number-columns-repeated="1021"/>
        </table:table-row>
        <table:table-row table:style-name="ro3">
          <table:table-cell table:style-name="ce30" office:value-type="string">
            <text:p>MAXHP</text:p>
          </table:table-cell>
          <table:table-cell table:style-name="ce34" office:value-type="string">
            <text:p>&lt;statpoints&gt;</text:p>
          </table:table-cell>
          <table:table-cell office:value-type="string">
            <text:p>Maximum hitpoints</text:p>
          </table:table-cell>
          <table:table-cell table:number-columns-repeated="1021"/>
        </table:table-row>
        <table:table-row table:style-name="ro3">
          <table:table-cell table:style-name="ce30" office:value-type="string">
            <text:p>MORE</text:p>
          </table:table-cell>
          <table:table-cell table:style-name="ce34" office:value-type="string">
            <text:p>&lt;0x########&gt;</text:p>
          </table:table-cell>
          <table:table-cell office:value-type="string">
            <text:p>Generic variable, used for lots of things</text:p>
          </table:table-cell>
          <table:table-cell table:number-columns-repeated="1021"/>
        </table:table-row>
        <table:table-row table:style-name="ro3">
          <table:table-cell table:style-name="ce30" office:value-type="string">
            <text:p>MORE2</text:p>
          </table:table-cell>
          <table:table-cell table:style-name="ce34" office:value-type="string">
            <text:p>N/A</text:p>
          </table:table-cell>
          <table:table-cell office:value-type="string">
            <text:p>N/A – Not in use</text:p>
          </table:table-cell>
          <table:table-cell table:number-columns-repeated="1021"/>
        </table:table-row>
        <table:table-row table:style-name="ro3">
          <table:table-cell table:style-name="ce30" office:value-type="string">
            <text:p>MOREX</text:p>
          </table:table-cell>
          <table:table-cell table:style-name="ce34" office:value-type="string">
            <text:p>&lt;morex&gt;</text:p>
          </table:table-cell>
          <table:table-cell office:value-type="string">
            <text:p>Generic value, used for a lot of things</text:p>
          </table:table-cell>
          <table:table-cell table:number-columns-repeated="1021"/>
        </table:table-row>
        <table:table-row table:style-name="ro3">
          <table:table-cell table:style-name="ce30" office:value-type="string">
            <text:p>MOREY</text:p>
          </table:table-cell>
          <table:table-cell table:style-name="ce34" office:value-type="string">
            <text:p>&lt;morey&gt;</text:p>
          </table:table-cell>
          <table:table-cell office:value-type="string">
            <text:p>Generic value, used for a lot of things</text:p>
          </table:table-cell>
          <table:table-cell table:number-columns-repeated="1021"/>
        </table:table-row>
        <table:table-row table:style-name="ro3">
          <table:table-cell table:style-name="ce30" office:value-type="string">
            <text:p>MOREZ</text:p>
          </table:table-cell>
          <table:table-cell table:style-name="ce34" office:value-type="string">
            <text:p>&lt;morez&gt;</text:p>
          </table:table-cell>
          <table:table-cell office:value-type="string">
            <text:p>Generic value, used for a lot of things</text:p>
          </table:table-cell>
          <table:table-cell table:number-columns-repeated="1021"/>
        </table:table-row>
        <table:table-row table:style-name="ro3">
          <table:table-cell table:style-name="ce30" office:value-type="string">
            <text:p>MOVABLE</text:p>
          </table:table-cell>
          <table:table-cell table:style-name="ce34" office:value-type="string">
            <text:p>&lt;movable&gt;</text:p>
          </table:table-cell>
          <table:table-cell office:value-type="string">
            <text:p>Set movable-status for item (0 default, 1 movable, 2 GM only, 3 locked down, 4 owner only)</text:p>
          </table:table-cell>
          <table:table-cell table:number-columns-repeated="1021"/>
        </table:table-row>
        <table:table-row table:style-name="ro3">
          <table:table-cell table:style-name="ce30" office:value-type="string">
            <text:p>NAME</text:p>
          </table:table-cell>
          <table:table-cell table:style-name="ce34" office:value-type="string">
            <text:p>&lt;text&gt;</text:p>
          </table:table-cell>
          <table:table-cell office:value-type="string">
            <text:p>Name of item</text:p>
          </table:table-cell>
          <table:table-cell table:number-columns-repeated="1021"/>
        </table:table-row>
        <table:table-row table:style-name="ro3">
          <table:table-cell table:style-name="ce30" office:value-type="string">
            <text:p>NAME2</text:p>
          </table:table-cell>
          <table:table-cell table:style-name="ce34" office:value-type="string">
            <text:p>&lt;text&gt;</text:p>
          </table:table-cell>
          <table:table-cell office:value-type="string">
            <text:p>Secondary name of item, revealed using Item ID skill</text:p>
          </table:table-cell>
          <table:table-cell table:number-columns-repeated="1021"/>
        </table:table-row>
        <table:table-row table:style-name="ro3">
          <table:table-cell table:style-name="ce30" office:value-type="string">
            <text:p>NEWBIE</text:p>
          </table:table-cell>
          <table:table-cell table:style-name="ce34" office:value-type="string">
            <text:p>N/A</text:p>
          </table:table-cell>
          <table:table-cell office:value-type="string">
            <text:p>If present, marks item as newbified/blessed</text:p>
          </table:table-cell>
          <table:table-cell table:number-columns-repeated="1021"/>
        </table:table-row>
        <table:table-row table:style-name="ro3">
          <table:table-cell table:style-name="ce30" office:value-type="string">
            <text:p>OFFSPELL</text:p>
          </table:table-cell>
          <table:table-cell table:style-name="ce34" office:value-type="string">
            <text:p>???</text:p>
          </table:table-cell>
          <table:table-cell office:value-type="string">
            <text:p>??? Set, but doesn't appear to be in use</text:p>
          </table:table-cell>
          <table:table-cell table:number-columns-repeated="1021"/>
        </table:table-row>
        <table:table-row table:style-name="ro3">
          <table:table-cell table:style-name="ce31" office:value-type="string">
            <text:p>PACKITEM</text:p>
          </table:table-cell>
          <table:table-cell table:style-name="ce35" office:value-type="string">
            <text:p>&lt;item-ID&gt;</text:p>
          </table:table-cell>
          <table:table-cell table:style-name="ce17" office:value-type="string">
            <text:p>Add specified item-ID from item-DFNs to container</text:p>
          </table:table-cell>
          <table:table-cell table:number-columns-repeated="1021"/>
        </table:table-row>
        <table:table-row table:style-name="ro3">
          <table:table-cell table:style-name="ce30" office:value-type="string">
            <text:p>PILEABLE</text:p>
          </table:table-cell>
          <table:table-cell table:style-name="ce34" office:value-type="string">
            <text:p>&lt;false/true&gt;</text:p>
          </table:table-cell>
          <table:table-cell office:value-type="string">
            <text:p>Sets the item as stackable or not</text:p>
          </table:table-cell>
          <table:table-cell table:number-columns-repeated="1021"/>
        </table:table-row>
        <table:table-row table:style-name="ro3">
          <table:table-cell table:style-name="ce30" office:value-type="string">
            <text:p>POISONDAMAGE</text:p>
          </table:table-cell>
          <table:table-cell table:style-name="ce34" office:value-type="string">
            <text:p>&lt;0/1&gt;</text:p>
          </table:table-cell>
          <table:table-cell office:value-type="string">
            <text:p>If 1, item is of this elemental type, which will define what type of damage is dealt</text:p>
          </table:table-cell>
          <table:table-cell table:number-columns-repeated="1021"/>
        </table:table-row>
        <table:table-row table:style-name="ro3">
          <table:table-cell table:style-name="ce30" office:value-type="string">
            <text:p>POISONED</text:p>
          </table:table-cell>
          <table:table-cell table:style-name="ce35" office:value-type="string">
            <text:p>&lt;poisonstrength&gt;</text:p>
          </table:table-cell>
          <table:table-cell office:value-type="string">
            <text:p>Determines poison-strength applied on item (weapons, food, etc)</text:p>
          </table:table-cell>
          <table:table-cell table:number-columns-repeated="1021"/>
        </table:table-row>
        <table:table-row table:style-name="ro3">
          <table:table-cell table:style-name="ce30" office:value-type="string">
            <text:p>PRIV</text:p>
          </table:table-cell>
          <table:table-cell table:style-name="ce34" office:value-type="string">
            <text:p>???</text:p>
          </table:table-cell>
          <table:table-cell office:value-type="string">
            <text:p>???</text:p>
          </table:table-cell>
          <table:table-cell table:number-columns-repeated="1021"/>
        </table:table-row>
        <table:table-row table:style-name="ro3">
          <table:table-cell table:style-name="ce30" office:value-type="string">
            <text:p>RACE</text:p>
          </table:table-cell>
          <table:table-cell table:style-name="ce34" office:value-type="string">
            <text:p>&lt;race-ID&gt;</text:p>
          </table:table-cell>
          <table:table-cell office:value-type="string">
            <text:p>Does double damage against characters of specified race, id from DFNDATA\RACE\races.dfn</text:p>
          </table:table-cell>
          <table:table-cell table:number-columns-repeated="1021"/>
        </table:table-row>
        <table:table-row table:style-name="ro3">
          <table:table-cell table:style-name="ce30" office:value-type="string">
            <text:p>RAIN</text:p>
          </table:table-cell>
          <table:table-cell table:style-name="ce34" office:value-type="string">
            <text:p>&lt;0/1&gt;</text:p>
          </table:table-cell>
          <table:table-cell office:value-type="string">
            <text:p>If 1, item is of this elemental type, which will define what type of damage is dealt</text:p>
          </table:table-cell>
          <table:table-cell table:number-columns-repeated="1021"/>
        </table:table-row>
        <table:table-row table:style-name="ro3">
          <table:table-cell table:style-name="ce30" office:value-type="string">
            <text:p>RANK</text:p>
          </table:table-cell>
          <table:table-cell table:style-name="ce34" office:value-type="string">
            <text:p>&lt;rank&gt;</text:p>
          </table:table-cell>
          <table:table-cell office:value-type="string">
            <text:p>Used by crafting system to determine quality of item made</text:p>
          </table:table-cell>
          <table:table-cell table:number-columns-repeated="1021"/>
        </table:table-row>
        <table:table-row table:style-name="ro3">
          <table:table-cell office:value-type="string">
            <text:p>RESTOCK</text:p>
          </table:table-cell>
          <table:table-cell table:style-name="ce21" office:value-type="string">
            <text:p>&lt;amount&gt;</text:p>
          </table:table-cell>
          <table:table-cell office:value-type="string">
            <text:p>NPC shopkeepers will restock &lt;amount&gt; number of this item</text:p>
          </table:table-cell>
          <table:table-cell table:number-columns-repeated="1021"/>
        </table:table-row>
        <table:table-row table:style-name="ro3">
          <table:table-cell office:value-type="string">
            <text:p>SCRIPT</text:p>
          </table:table-cell>
          <table:table-cell table:style-name="ce21" office:value-type="string">
            <text:p>&lt;Jscript-ID&gt;</text:p>
          </table:table-cell>
          <table:table-cell table:style-name="ce22" office:value-type="string">
            <text:p>Set Javascript ID to attach to Item on creation</text:p>
          </table:table-cell>
          <table:table-cell table:number-columns-repeated="1021"/>
        </table:table-row>
        <table:table-row table:style-name="ro3">
          <table:table-cell office:value-type="string">
            <text:p>SK_MADE</text:p>
          </table:table-cell>
          <table:table-cell table:style-name="ce21" office:value-type="string">
            <text:p>&lt;skill-ID&gt;</text:p>
          </table:table-cell>
          <table:table-cell office:value-type="string">
            <text:p>Item was made by the skill &lt;skill-ID&gt;</text:p>
          </table:table-cell>
          <table:table-cell table:number-columns-repeated="1021"/>
        </table:table-row>
        <table:table-row table:style-name="ro3">
          <table:table-cell office:value-type="string">
            <text:p>SNOW</text:p>
          </table:table-cell>
          <table:table-cell table:style-name="ce21" office:value-type="string">
            <text:p>&lt;0/1&gt;</text:p>
          </table:table-cell>
          <table:table-cell office:value-type="string">
            <text:p>If 1, item is of this elemental type, which will define what type of damage is dealt</text:p>
          </table:table-cell>
          <table:table-cell table:number-columns-repeated="1021"/>
        </table:table-row>
        <table:table-row table:style-name="ro3">
          <table:table-cell office:value-type="string">
            <text:p>SPAWNOBJ</text:p>
          </table:table-cell>
          <table:table-cell table:style-name="ce21" office:value-type="string">
            <text:p>&lt;NPC-ID&gt;</text:p>
          </table:table-cell>
          <table:table-cell office:value-type="string">
            <text:p>Used by spawner objects to determine which NPC from DFNs to spawn</text:p>
          </table:table-cell>
          <table:table-cell table:number-columns-repeated="1021"/>
        </table:table-row>
        <table:table-row table:style-name="ro3">
          <table:table-cell office:value-type="string">
            <text:p>SPAWNOBJLIST</text:p>
          </table:table-cell>
          <table:table-cell table:style-name="ce21" office:value-type="string">
            <text:p>&lt;NPClist-ID&gt;</text:p>
          </table:table-cell>
          <table:table-cell office:value-type="string">
            <text:p>Used by spawner objects to determine which NPC from NPClists in DFNDATA\NPC\npclists.dfn to spawn</text:p>
          </table:table-cell>
          <table:table-cell table:number-columns-repeated="1021"/>
        </table:table-row>
        <table:table-row table:style-name="ro3">
          <table:table-cell office:value-type="string">
            <text:p>SPD</text:p>
          </table:table-cell>
          <table:table-cell table:style-name="ce21" office:value-type="string">
            <text:p>&lt;speed&gt;</text:p>
          </table:table-cell>
          <table:table-cell office:value-type="string">
            <text:p>Speed of weapon (higher is faster)</text:p>
          </table:table-cell>
          <table:table-cell table:number-columns-repeated="1021"/>
        </table:table-row>
        <table:table-row table:style-name="ro3">
          <table:table-cell office:value-type="string">
            <text:p>STRADD</text:p>
          </table:table-cell>
          <table:table-cell table:style-name="ce21" office:value-type="string">
            <text:p>&lt;statpoints&gt;</text:p>
          </table:table-cell>
          <table:table-cell office:value-type="string">
            <text:p>Temporary statbonus when equipped</text:p>
          </table:table-cell>
          <table:table-cell table:number-columns-repeated="1021"/>
        </table:table-row>
        <table:table-row table:style-name="ro3">
          <table:table-cell office:value-type="string">
            <text:p>STRENGTH</text:p>
          </table:table-cell>
          <table:table-cell table:style-name="ce21" office:value-type="string">
            <text:p>&lt;statpoints&gt;</text:p>
          </table:table-cell>
          <table:table-cell office:value-type="string">
            <text:p>Requirement to equip item</text:p>
          </table:table-cell>
          <table:table-cell table:number-columns-repeated="1021"/>
        </table:table-row>
        <table:table-row table:style-name="ro3">
          <table:table-cell office:value-type="string">
            <text:p>TYPE</text:p>
          </table:table-cell>
          <table:table-cell table:style-name="ce21" office:value-type="string">
            <text:p>&lt;type&gt;</text:p>
          </table:table-cell>
          <table:table-cell office:value-type="string">
            <text:p>Set item-type</text:p>
          </table:table-cell>
          <table:table-cell table:number-columns-repeated="1021"/>
        </table:table-row>
        <table:table-row table:style-name="ro3">
          <table:table-cell office:value-type="string">
            <text:p>VALUE</text:p>
          </table:table-cell>
          <table:table-cell table:style-name="ce21" office:value-type="string">
            <text:p>&lt;buyvalue&gt; &lt;sellvalue&gt;</text:p>
          </table:table-cell>
          <table:table-cell office:value-type="string">
            <text:p>Takes two values – one for buyvalue (how much shopkeepers will pay) one for sellvalue (how much shopkeepers will sell for)</text:p>
          </table:table-cell>
          <table:table-cell table:number-columns-repeated="1021"/>
        </table:table-row>
        <table:table-row table:style-name="ro3">
          <table:table-cell office:value-type="string">
            <text:p>VISIBLE</text:p>
          </table:table-cell>
          <table:table-cell table:style-name="ce21" office:value-type="string">
            <text:p>&lt;visibility&gt;</text:p>
          </table:table-cell>
          <table:table-cell office:value-type="string">
            <text:p>Set visibility of item, 0 (Visible), 1 (Temporary Hidden, visible to owner), 2 (Invisible – magic), 3 (Permanently hidden – GM hide)</text:p>
          </table:table-cell>
          <table:table-cell table:number-columns-repeated="1021"/>
        </table:table-row>
        <table:table-row table:style-name="ro3">
          <table:table-cell office:value-type="string">
            <text:p>WEIGHT</text:p>
          </table:table-cell>
          <table:table-cell table:style-name="ce21" office:value-type="string">
            <text:p>&lt;weight&gt;</text:p>
          </table:table-cell>
          <table:table-cell office:value-type="string">
            <text:p>Weight of item in stones (100 = 1 stone)</text:p>
          </table:table-cell>
          <table:table-cell table:number-columns-repeated="1021"/>
        </table:table-row>
        <table:table-row table:style-name="ro3">
          <table:table-cell office:value-type="string">
            <text:p>WEIGHTMAX</text:p>
          </table:table-cell>
          <table:table-cell table:style-name="ce21" office:value-type="string">
            <text:p>&lt;weight&gt;</text:p>
          </table:table-cell>
          <table:table-cell office:value-type="string">
            <text:p>Maximum weight-capacity of a container (100 = 1 stone)</text:p>
          </table:table-cell>
          <table:table-cell table:number-columns-repeated="1021"/>
        </table:table-row>
        <table:table-row table:style-name="ro3">
          <table:table-cell table:style-name="ce32" office:value-type="string">
            <text:p>WIPE</text:p>
          </table:table-cell>
          <table:table-cell table:style-name="ce36" office:value-type="string">
            <text:p>&lt;false/true&gt;</text:p>
          </table:table-cell>
          <table:table-cell table:style-name="ce26" office:value-type="string">
            <text:p>Determines if item is affected by item-wipes or not</text:p>
          </table:table-cell>
          <table:table-cell table:style-name="ce26"/>
          <table:table-cell table:number-columns-repeated="1020"/>
        </table:table-row>
        <table:table-row table:style-name="ro3" table:number-rows-repeated="654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gion Tags" table:style-name="ta3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9"/>
        <table:table-column table:style-name="co5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REGION TAG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>
            <text:p>TAG NAME</text:p>
          </table:table-cell>
          <table:table-cell table:style-name="ce20" office:value-type="string">
            <text:p>VALUE</text:p>
          </table:table-cell>
          <table:table-cell table:style-name="ce3" office:value-type="string">
            <text:p>DESCRIPTION</text:p>
          </table:table-cell>
          <table:table-cell table:style-name="ce27" table:number-columns-repeated="1021"/>
        </table:table-row>
        <table:table-row table:style-name="ro3">
          <table:table-cell office:value-type="string">
            <text:p>ABWEATH</text:p>
          </table:table-cell>
          <table:table-cell table:style-name="ce21" office:value-type="string">
            <text:p>&lt;weather-region-ID&gt;</text:p>
          </table:table-cell>
          <table:table-cell office:value-type="string">
            <text:p>Assign a weather-region from DFNDATA\WEATHER\weatherab.dfn to this region</text:p>
          </table:table-cell>
          <table:table-cell table:number-columns-repeated="1021"/>
        </table:table-row>
        <table:table-row table:style-name="ro3">
          <table:table-cell office:value-type="string">
            <text:p>APPEARANCE</text:p>
          </table:table-cell>
          <table:table-cell table:style-name="ce21" office:value-type="string">
            <text:p>&lt;value&gt;</text:p>
          </table:table-cell>
          <table:table-cell office:value-type="string">
            <text:p>Set the appearance of this region: 0 - Spring, 1 - Summer, 2 - Autumn, 3 - Winter or 4 - Desolation</text:p>
          </table:table-cell>
          <table:table-cell table:number-columns-repeated="1021"/>
        </table:table-row>
        <table:table-row table:style-name="ro3">
          <table:table-cell office:value-type="string">
            <text:p>BUYABLE</text:p>
          </table:table-cell>
          <table:table-cell table:style-name="ce21" office:value-type="string">
            <text:p>&lt;number&gt;</text:p>
          </table:table-cell>
          <table:table-cell office:value-type="string">
            <text:p>When specified below a GOOD-tag, the value of items (belonging to that GOOD type) sold in this region will go up or down by the specified percentage (Example: -153 = -15.3% of original price)</text:p>
          </table:table-cell>
          <table:table-cell table:number-columns-repeated="1021"/>
        </table:table-row>
        <table:table-row table:style-name="ro3">
          <table:table-cell office:value-type="string">
            <text:p>CHANCEFORBIGORE</text:p>
          </table:table-cell>
          <table:table-cell table:style-name="ce21" office:value-type="string">
            <text:p>&lt;%chance&gt;</text:p>
          </table:table-cell>
          <table:table-cell office:value-type="string">
            <text:p>Chance from 0 to 100 of finding 5 ores instead of 1</text:p>
          </table:table-cell>
          <table:table-cell table:number-columns-repeated="1021"/>
        </table:table-row>
        <table:table-row table:style-name="ro3">
          <table:table-cell office:value-type="string">
            <text:p>DUNGEON</text:p>
          </table:table-cell>
          <table:table-cell table:style-name="ce21" office:value-type="string">
            <text:p>&lt;false/true&gt;</text:p>
          </table:table-cell>
          <table:table-cell office:value-type="string">
            <text:p>Mark as dungeon-area</text:p>
          </table:table-cell>
          <table:table-cell table:number-columns-repeated="1021"/>
        </table:table-row>
        <table:table-row table:style-name="ro3">
          <table:table-cell office:value-type="string">
            <text:p>ESCORTS</text:p>
          </table:table-cell>
          <table:table-cell table:style-name="ce21" office:value-type="string">
            <text:p>&lt;false/true&gt;</text:p>
          </table:table-cell>
          <table:table-cell office:value-type="string">
            <text:p>Mark as target region for escort quests</text:p>
          </table:table-cell>
          <table:table-cell table:number-columns-repeated="1021"/>
        </table:table-row>
        <table:table-row table:style-name="ro3">
          <table:table-cell office:value-type="string">
            <text:p>GATE</text:p>
          </table:table-cell>
          <table:table-cell table:style-name="ce21" office:value-type="string">
            <text:p>&lt;false/true&gt;</text:p>
          </table:table-cell>
          <table:table-cell office:value-type="string">
            <text:p>Should gating in/out of this region be possible?</text:p>
          </table:table-cell>
          <table:table-cell table:number-columns-repeated="1021"/>
        </table:table-row>
        <table:table-row table:style-name="ro3">
          <table:table-cell office:value-type="string">
            <text:p>GOOD</text:p>
          </table:table-cell>
          <table:table-cell table:style-name="ce21" office:value-type="string">
            <text:p>&lt;good-ID&gt;</text:p>
          </table:table-cell>
          <table:table-cell office:value-type="string">
            <text:p>Used by advanced trade system to identify a type of goods (based on GOOD value for items)</text:p>
          </table:table-cell>
          <table:table-cell table:number-columns-repeated="1021"/>
        </table:table-row>
        <table:table-row table:style-name="ro3">
          <table:table-cell office:value-type="string">
            <text:p>GUARDED</text:p>
          </table:table-cell>
          <table:table-cell table:style-name="ce21" office:value-type="string">
            <text:p>&lt;false/true&gt;</text:p>
          </table:table-cell>
          <table:table-cell office:value-type="string">
            <text:p>Should this region be protected by guards?</text:p>
          </table:table-cell>
          <table:table-cell table:number-columns-repeated="1021"/>
        </table:table-row>
        <table:table-row table:style-name="ro3">
          <table:table-cell office:value-type="string">
            <text:p>GUARDLIST</text:p>
          </table:table-cell>
          <table:table-cell table:style-name="ce21" office:value-type="string">
            <text:p>&lt;NPClist-ID&gt;</text:p>
          </table:table-cell>
          <table:table-cell office:value-type="string">
            <text:p>Set NPClist to choose from when spawning NPCs</text:p>
          </table:table-cell>
          <table:table-cell table:number-columns-repeated="1021"/>
        </table:table-row>
        <table:table-row table:style-name="ro3">
          <table:table-cell office:value-type="string">
            <text:p>GUARDNUM</text:p>
          </table:table-cell>
          <table:table-cell table:style-name="ce21" office:value-type="string">
            <text:p>N/A</text:p>
          </table:table-cell>
          <table:table-cell office:value-type="string">
            <text:p>N/A</text:p>
          </table:table-cell>
          <table:table-cell table:number-columns-repeated="1021"/>
        </table:table-row>
        <table:table-row table:style-name="ro3">
          <table:table-cell office:value-type="string">
            <text:p>GUARDOWNER</text:p>
          </table:table-cell>
          <table:table-cell table:style-name="ce21" office:value-type="string">
            <text:p>&lt;text&gt;</text:p>
          </table:table-cell>
          <table:table-cell office:value-type="string">
            <text:p>Name of guard-owner. Displays as &lt;text&gt; Guard, ex: Lord British's Guard</text:p>
          </table:table-cell>
          <table:table-cell table:number-columns-repeated="1021"/>
        </table:table-row>
        <table:table-row table:style-name="ro3">
          <table:table-cell office:value-type="string">
            <text:p>MAGICDAMAGE</text:p>
          </table:table-cell>
          <table:table-cell table:style-name="ce21" office:value-type="string">
            <text:p>&lt;false/true&gt;</text:p>
          </table:table-cell>
          <table:table-cell office:value-type="string">
            <text:p>Should hostile spells be castable in this region?</text:p>
          </table:table-cell>
          <table:table-cell table:number-columns-repeated="1021"/>
        </table:table-row>
        <table:table-row table:style-name="ro3">
          <table:table-cell office:value-type="string">
            <text:p>MARK</text:p>
          </table:table-cell>
          <table:table-cell table:style-name="ce21" office:value-type="string">
            <text:p>&lt;false/true&gt;</text:p>
          </table:table-cell>
          <table:table-cell office:value-type="string">
            <text:p>Should marking runes in this region be possible?</text:p>
          </table:table-cell>
          <table:table-cell table:number-columns-repeated="1021"/>
        </table:table-row>
        <table:table-row table:style-name="ro3">
          <table:table-cell office:value-type="string">
            <text:p>MIDILIST</text:p>
          </table:table-cell>
          <table:table-cell table:style-name="ce21" office:value-type="string">
            <text:p>&lt;midi-ID&gt;</text:p>
          </table:table-cell>
          <table:table-cell office:value-type="string">
            <text:p>Specifies the default midi-file to play for users in this region</text:p>
          </table:table-cell>
          <table:table-cell table:number-columns-repeated="1021"/>
        </table:table-row>
        <table:table-row table:style-name="ro3">
          <table:table-cell office:value-type="string">
            <text:p>NAME</text:p>
          </table:table-cell>
          <table:table-cell table:style-name="ce21" office:value-type="string">
            <text:p>&lt;text&gt;</text:p>
          </table:table-cell>
          <table:table-cell office:value-type="string">
            <text:p>Name of this region</text:p>
          </table:table-cell>
          <table:table-cell table:number-columns-repeated="1021"/>
        </table:table-row>
        <table:table-row table:style-name="ro3">
          <table:table-cell office:value-type="string">
            <text:p>OREPREF</text:p>
          </table:table-cell>
          <table:table-cell table:style-name="ce21" office:value-type="string">
            <text:p>&lt;oreName %chance&gt;</text:p>
          </table:table-cell>
          <table:table-cell office:value-type="string">
            <text:p>One of these for each ore-type wanted in region. %chance to find is optional</text:p>
          </table:table-cell>
          <table:table-cell table:number-columns-repeated="1021"/>
        </table:table-row>
        <table:table-row table:style-name="ro3">
          <table:table-cell office:value-type="string">
            <text:p>RACE</text:p>
          </table:table-cell>
          <table:table-cell table:style-name="ce21" office:value-type="string">
            <text:p>&lt;race-ID&gt;</text:p>
          </table:table-cell>
          <table:table-cell office:value-type="string">
            <text:p>Race this region belongs to</text:p>
          </table:table-cell>
          <table:table-cell table:number-columns-repeated="1021"/>
        </table:table-row>
        <table:table-row table:style-name="ro4">
          <table:table-cell office:value-type="string">
            <text:p>RANDOMVALUE</text:p>
          </table:table-cell>
          <table:table-cell table:style-name="ce21" office:value-type="string">
            <text:p>&lt;lownumber&gt; &lt;highnumber&gt;</text:p>
          </table:table-cell>
          <table:table-cell office:value-type="string">
            <text:p>Num range from -oo to +oo</text:p>
          </table:table-cell>
          <table:table-cell table:number-columns-repeated="1021"/>
        </table:table-row>
        <table:table-row table:style-name="ro3">
          <table:table-cell office:value-type="string">
            <text:p>RECALL</text:p>
          </table:table-cell>
          <table:table-cell table:style-name="ce21" office:value-type="string">
            <text:p>&lt;false/true&gt;</text:p>
          </table:table-cell>
          <table:table-cell office:value-type="string">
            <text:p>Should recalling into/from this region be possible?</text:p>
          </table:table-cell>
          <table:table-cell table:number-columns-repeated="1021"/>
        </table:table-row>
        <table:table-row table:style-name="ro3">
          <table:table-cell office:value-type="string">
            <text:p>SCRIPT</text:p>
          </table:table-cell>
          <table:table-cell table:style-name="ce21" office:value-type="string">
            <text:p>&lt;script-ID&gt;</text:p>
          </table:table-cell>
          <table:table-cell office:value-type="string">
            <text:p>JS ID to assign to region-object</text:p>
          </table:table-cell>
          <table:table-cell table:number-columns-repeated="1021"/>
        </table:table-row>
        <table:table-row table:style-name="ro4">
          <table:table-cell office:value-type="string">
            <text:p>SELLABLE</text:p>
          </table:table-cell>
          <table:table-cell table:style-name="ce21" office:value-type="string">
            <text:p>&lt;lownumber&gt; &lt;highnumber&gt;</text:p>
          </table:table-cell>
          <table:table-cell office:value-type="string">
            <text:p>When specified below a GOOD-tag, the value of items (belonging to that GOOD type) bought in this region will go up or down by a randomized percentage between the lownumber and highnumber (Example: -153 = -15.3% of original price)</text:p>
          </table:table-cell>
          <table:table-cell table:number-columns-repeated="1021"/>
        </table:table-row>
        <table:table-row table:style-name="ro3">
          <table:table-cell office:value-type="string">
            <text:p>SPAWN</text:p>
          </table:table-cell>
          <table:table-cell table:style-name="ce21" office:value-type="string">
            <text:p>&lt;spawn-region-ID&gt;</text:p>
          </table:table-cell>
          <table:table-cell office:value-type="string">
            <text:p>Spawn-region-ID from DFNDATA\SPAWN\spawn.dfn</text:p>
          </table:table-cell>
          <table:table-cell table:number-columns-repeated="1021"/>
        </table:table-row>
        <table:table-row table:style-name="ro4">
          <table:table-cell office:value-type="string">
            <text:p>WORLD</text:p>
          </table:table-cell>
          <table:table-cell table:style-name="ce28" office:value-type="string">
            <text:p>&lt;worldnumber&gt;</text:p>
          </table:table-cell>
          <table:table-cell office:value-type="string">
            <text:p>Specify which world this region belongs in</text:p>
          </table:table-cell>
          <table:table-cell table:number-columns-repeated="1021"/>
        </table:table-row>
        <table:table-row table:style-name="ro3">
          <table:table-cell office:value-type="string">
            <text:p>X1</text:p>
          </table:table-cell>
          <table:table-cell table:style-name="ce28" office:value-type="string">
            <text:p>&lt;x-coordinate&gt;</text:p>
          </table:table-cell>
          <table:table-cell office:value-type="string">
            <text:p>Defines boundary of region. Multiple X1 Y1 -&gt; X2 Y2 blocks can be set for a single region</text:p>
          </table:table-cell>
          <table:table-cell table:number-columns-repeated="1021"/>
        </table:table-row>
        <table:table-row table:style-name="ro3">
          <table:table-cell office:value-type="string">
            <text:p>X2</text:p>
          </table:table-cell>
          <table:table-cell table:style-name="ce28" office:value-type="string">
            <text:p>&lt;x-coordinate&gt;</text:p>
          </table:table-cell>
          <table:table-cell office:value-type="string">
            <text:p>Defines boundary of region. Multiple X1 Y1 -&gt; X2 Y2 blocks can be set for a single region.</text:p>
          </table:table-cell>
          <table:table-cell table:number-columns-repeated="1021"/>
        </table:table-row>
        <table:table-row table:style-name="ro3">
          <table:table-cell office:value-type="string">
            <text:p>Y1</text:p>
          </table:table-cell>
          <table:table-cell table:style-name="ce28" office:value-type="string">
            <text:p>&lt;y-coordinate&gt;</text:p>
          </table:table-cell>
          <table:table-cell office:value-type="string">
            <text:p>Defines boundary of region. Multiple X1 Y1 -&gt; X2 Y2 blocks can be set for a single region.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Y2</text:p>
          </table:table-cell>
          <table:table-cell table:style-name="ce29" office:value-type="string">
            <text:p>&lt;y-coordinate&gt;</text:p>
          </table:table-cell>
          <table:table-cell table:style-name="ce26" office:value-type="string">
            <text:p>Defines boundary of region. Multiple X1 Y1 -&gt; X2 Y2 blocks can be set for a single region.</text:p>
          </table:table-cell>
          <table:table-cell table:style-name="ce26" table:number-columns-repeated="5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" office:value-type="string">
            <text:p>TOWN REGIONS ??</text:p>
          </table:table-cell>
          <table:table-cell table:number-columns-repeated="1023"/>
        </table:table-row>
        <table:table-row table:style-name="ro3">
          <table:table-cell office:value-type="string">
            <text:p>ALLYTOWN</text:p>
          </table:table-cell>
          <table:table-cell table:number-columns-repeated="1023"/>
        </table:table-row>
        <table:table-row table:style-name="ro3">
          <table:table-cell office:value-type="string">
            <text:p>ELECTIONTIME</text:p>
          </table:table-cell>
          <table:table-cell table:number-columns-repeated="1023"/>
        </table:table-row>
        <table:table-row table:style-name="ro3">
          <table:table-cell office:value-type="string">
            <text:p>GUARDSBOUGHT</text:p>
          </table:table-cell>
          <table:table-cell table:number-columns-repeated="1023"/>
        </table:table-row>
        <table:table-row table:style-name="ro3">
          <table:table-cell office:value-type="string">
            <text:p>HEALTH</text:p>
          </table:table-cell>
          <table:table-cell table:number-columns-repeated="1023"/>
        </table:table-row>
        <table:table-row table:style-name="ro3">
          <table:table-cell office:value-type="string">
            <text:p>MEMBER</text:p>
          </table:table-cell>
          <table:table-cell table:number-columns-repeated="1023"/>
        </table:table-row>
        <table:table-row table:style-name="ro3">
          <table:table-cell office:value-type="string">
            <text:p>MAYOR</text:p>
          </table:table-cell>
          <table:table-cell table:number-columns-repeated="1023"/>
        </table:table-row>
        <table:table-row table:style-name="ro3">
          <table:table-cell office:value-type="string">
            <text:p>NAME</text:p>
          </table:table-cell>
          <table:table-cell table:number-columns-repeated="1023"/>
        </table:table-row>
        <table:table-row table:style-name="ro3">
          <table:table-cell office:value-type="string">
            <text:p>PRIV</text:p>
          </table:table-cell>
          <table:table-cell table:number-columns-repeated="1023"/>
        </table:table-row>
        <table:table-row table:style-name="ro3">
          <table:table-cell office:value-type="string">
            <text:p>RACE</text:p>
          </table:table-cell>
          <table:table-cell table:number-columns-repeated="1023"/>
        </table:table-row>
        <table:table-row table:style-name="ro3">
          <table:table-cell office:value-type="string">
            <text:p>RESOURCEAMOUNT</text:p>
          </table:table-cell>
          <table:table-cell table:number-columns-repeated="1023"/>
        </table:table-row>
        <table:table-row table:style-name="ro3">
          <table:table-cell office:value-type="string">
            <text:p>RESOURCECOLLECTED</text:p>
          </table:table-cell>
          <table:table-cell table:number-columns-repeated="1023"/>
        </table:table-row>
        <table:table-row table:style-name="ro3">
          <table:table-cell office:value-type="string">
            <text:p>TAXEDID</text:p>
          </table:table-cell>
          <table:table-cell table:number-columns-repeated="1023"/>
        </table:table-row>
        <table:table-row table:style-name="ro3">
          <table:table-cell office:value-type="string">
            <text:p>TAXEDAMOUNT</text:p>
          </table:table-cell>
          <table:table-cell table:number-columns-repeated="1023"/>
        </table:table-row>
        <table:table-row table:style-name="ro3">
          <table:table-cell office:value-type="string">
            <text:p>TIMET</text:p>
          </table:table-cell>
          <table:table-cell table:number-columns-repeated="1023"/>
        </table:table-row>
        <table:table-row table:style-name="ro3">
          <table:table-cell office:value-type="string">
            <text:p>TIMEG</text:p>
          </table:table-cell>
          <table:table-cell table:number-columns-repeated="1023"/>
        </table:table-row>
        <table:table-row table:style-name="ro3">
          <table:table-cell office:value-type="string">
            <text:p>VOTE</text:p>
          </table:table-cell>
          <table:table-cell table:number-columns-repeated="1023"/>
        </table:table-row>
        <table:table-row table:style-name="ro3">
          <table:table-cell office:value-type="string">
            <text:p>WORLD</text:p>
          </table:table-cell>
          <table:table-cell table:number-columns-repeated="1023"/>
        </table:table-row>
        <table:table-row table:style-name="ro3" table:number-rows-repeated="654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eather Tags" table:style-name="ta4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6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WEATHER TAG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>
            <text:p>TAG NAME</text:p>
          </table:table-cell>
          <table:table-cell table:style-name="ce20" office:value-type="string">
            <text:p>VALUE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3">
          <table:table-cell office:value-type="string">
            <text:p>COLDCHANCE</text:p>
          </table:table-cell>
          <table:table-cell office:value-type="string">
            <text:p>&lt;%&gt;</text:p>
          </table:table-cell>
          <table:table-cell office:value-type="string">
            <text:p>Chance for a cold day. If it passes the temperature will be fixed at a value between MINTEMP and COLDINTENSITY</text:p>
          </table:table-cell>
          <table:table-cell table:number-columns-repeated="1021"/>
        </table:table-row>
        <table:table-row table:style-name="ro3">
          <table:table-cell office:value-type="string">
            <text:p>COLDINTENSITY</text:p>
          </table:table-cell>
          <table:table-cell office:value-type="string">
            <text:p>&lt;temperature&gt; ?</text:p>
          </table:table-cell>
          <table:table-cell office:value-type="string">
            <text:p>Cold-intensity (see above)</text:p>
          </table:table-cell>
          <table:table-cell table:number-columns-repeated="1021"/>
        </table:table-row>
        <table:table-row table:style-name="ro3">
          <table:table-cell office:value-type="string">
            <text:p>HEATCHANCE</text:p>
          </table:table-cell>
          <table:table-cell office:value-type="string">
            <text:p>&lt;%&gt;</text:p>
          </table:table-cell>
          <table:table-cell office:value-type="string">
            <text:p>Chance for a hot day. If it passes, then temperature will be fixed at a value between MAXTEMP and HEATINTENSITY</text:p>
          </table:table-cell>
          <table:table-cell table:number-columns-repeated="1021"/>
        </table:table-row>
        <table:table-row table:style-name="ro3">
          <table:table-cell office:value-type="string">
            <text:p>HEATINTENSITY</text:p>
          </table:table-cell>
          <table:table-cell office:value-type="string">
            <text:p>&lt;temperature&gt; ?</text:p>
          </table:table-cell>
          <table:table-cell office:value-type="string">
            <text:p>Heat-intensity (see above)</text:p>
          </table:table-cell>
          <table:table-cell table:number-columns-repeated="1021"/>
        </table:table-row>
        <table:table-row table:style-name="ro3">
          <table:table-cell office:value-type="string">
            <text:p>LIGHTMIN</text:p>
          </table:table-cell>
          <table:table-cell office:value-type="string">
            <text:p>0-20</text:p>
          </table:table-cell>
          <table:table-cell office:value-type="string">
            <text:p>Minimum light-level</text:p>
          </table:table-cell>
          <table:table-cell table:number-columns-repeated="1021"/>
        </table:table-row>
        <table:table-row table:style-name="ro3">
          <table:table-cell office:value-type="string">
            <text:p>LIGHTMAX</text:p>
          </table:table-cell>
          <table:table-cell office:value-type="string">
            <text:p>0-20</text:p>
          </table:table-cell>
          <table:table-cell office:value-type="string">
            <text:p>Maximum light-level</text:p>
          </table:table-cell>
          <table:table-cell table:number-columns-repeated="1021"/>
        </table:table-row>
        <table:table-row table:style-name="ro3">
          <table:table-cell office:value-type="string">
            <text:p>MAXTEMP</text:p>
          </table:table-cell>
          <table:table-cell office:value-type="string">
            <text:p>&lt;temperature&gt;</text:p>
          </table:table-cell>
          <table:table-cell office:value-type="string">
            <text:p>Maximum temperature of the day. Can be affected by heat waves. (Above 20 degrees, Krrios' client takes on an orange tinge.)</text:p>
          </table:table-cell>
          <table:table-cell table:number-columns-repeated="1021"/>
        </table:table-row>
        <table:table-row table:style-name="ro3">
          <table:table-cell office:value-type="string">
            <text:p>MINTEMP</text:p>
          </table:table-cell>
          <table:table-cell office:value-type="string">
            <text:p>&lt;temperature&gt;</text:p>
          </table:table-cell>
          <table:table-cell office:value-type="string">
            <text:p>Minimum temperature of the day. Can be affected by cold snaps. (Below 10 degrees, Krrios' client takes on a blue tinge.)</text:p>
          </table:table-cell>
          <table:table-cell table:number-columns-repeated="1021"/>
        </table:table-row>
        <table:table-row table:style-name="ro3">
          <table:table-cell office:value-type="string">
            <text:p>MAXWIND</text:p>
          </table:table-cell>
          <table:table-cell office:value-type="string">
            <text:p>N/A</text:p>
          </table:table-cell>
          <table:table-cell office:value-type="string">
            <text:p>Currently unused.</text:p>
          </table:table-cell>
          <table:table-cell table:number-columns-repeated="1021"/>
        </table:table-row>
        <table:table-row table:style-name="ro3">
          <table:table-cell office:value-type="string">
            <text:p>MINWIND</text:p>
          </table:table-cell>
          <table:table-cell office:value-type="string">
            <text:p>N/A</text:p>
          </table:table-cell>
          <table:table-cell office:value-type="string">
            <text:p>Currently unused.</text:p>
          </table:table-cell>
          <table:table-cell table:number-columns-repeated="1021"/>
        </table:table-row>
        <table:table-row table:style-name="ro3">
          <table:table-cell office:value-type="string">
            <text:p>RAINCHANCE</text:p>
          </table:table-cell>
          <table:table-cell office:value-type="string">
            <text:p>&lt;%&gt;</text:p>
          </table:table-cell>
          <table:table-cell office:value-type="string">
            <text:p>Chance of there being rain on the next hour(only if snowchance fails to snow).</text:p>
          </table:table-cell>
          <table:table-cell table:number-columns-repeated="1021"/>
        </table:table-row>
        <table:table-row table:style-name="ro3">
          <table:table-cell office:value-type="string">
            <text:p>RAININTENSITY</text:p>
          </table:table-cell>
          <table:table-cell office:value-type="string">
            <text:p>&lt;%,%&gt;</text:p>
          </table:table-cell>
          <table:table-cell office:value-type="string">
            <text:p>Sets the minimal and maximal damage in percent the rain does, based of the damage value in races.dfn.</text:p>
          </table:table-cell>
          <table:table-cell table:number-columns-repeated="1021"/>
        </table:table-row>
        <table:table-row table:style-name="ro3">
          <table:table-cell office:value-type="string">
            <text:p>RAINTEMPDROP</text:p>
          </table:table-cell>
          <table:table-cell office:value-type="string">
            <text:p>&lt;temperature&gt;</text:p>
          </table:table-cell>
          <table:table-cell office:value-type="string">
            <text:p>Temperature-drop when it rains</text:p>
          </table:table-cell>
          <table:table-cell table:number-columns-repeated="1021"/>
        </table:table-row>
        <table:table-row table:style-name="ro3">
          <table:table-cell office:value-type="string">
            <text:p>SNOWCHANCE</text:p>
          </table:table-cell>
          <table:table-cell office:value-type="string">
            <text:p>&lt;%&gt;</text:p>
          </table:table-cell>
          <table:table-cell office:value-type="string">
            <text:p>Chance of there being snow on the next hour. <text:s/>Will override rainchance.</text:p>
          </table:table-cell>
          <table:table-cell table:number-columns-repeated="1021"/>
        </table:table-row>
        <table:table-row table:style-name="ro3">
          <table:table-cell office:value-type="string">
            <text:p>SNOWINTENSITY</text:p>
          </table:table-cell>
          <table:table-cell office:value-type="string">
            <text:p>&lt;%,%&gt;</text:p>
          </table:table-cell>
          <table:table-cell office:value-type="string">
            <text:p>Sets the minimal and maximal damage in percent the snow does, based of the damage value in races.dfn.</text:p>
          </table:table-cell>
          <table:table-cell table:number-columns-repeated="1021"/>
        </table:table-row>
        <table:table-row table:style-name="ro3">
          <table:table-cell office:value-type="string">
            <text:p>SNOWTHRESHOLD</text:p>
          </table:table-cell>
          <table:table-cell office:value-type="string">
            <text:p>&lt;temperature&gt;</text:p>
          </table:table-cell>
          <table:table-cell office:value-type="string">
            <text:p>Temperature at which snow kicks in</text:p>
          </table:table-cell>
          <table:table-cell table:number-columns-repeated="1021"/>
        </table:table-row>
        <table:table-row table:style-name="ro3">
          <table:table-cell office:value-type="string">
            <text:p>STORMCHANCE</text:p>
          </table:table-cell>
          <table:table-cell office:value-type="string">
            <text:p>&lt;%&gt;</text:p>
          </table:table-cell>
          <table:table-cell office:value-type="string">
            <text:p>Chance of a storm</text:p>
          </table:table-cell>
          <table:table-cell table:number-columns-repeated="1021"/>
        </table:table-row>
        <table:table-row table:style-name="ro3">
          <table:table-cell office:value-type="string">
            <text:p>STORMINTENSITY</text:p>
          </table:table-cell>
          <table:table-cell office:value-type="string">
            <text:p>&lt;%,%&gt;</text:p>
          </table:table-cell>
          <table:table-cell office:value-type="string">
            <text:p>Sets the minimal and maximal damage in percent a storm does, based of the damage value in races.dfn.</text:p>
          </table:table-cell>
          <table:table-cell table:number-columns-repeated="1021"/>
        </table:table-row>
        <table:table-row table:style-name="ro3">
          <table:table-cell office:value-type="string">
            <text:p>STORMTEMPDROP</text:p>
          </table:table-cell>
          <table:table-cell office:value-type="string">
            <text:p>&lt;temperature&gt;</text:p>
          </table:table-cell>
          <table:table-cell office:value-type="string">
            <text:p>Sets the amount the temperature drops when it storms.</text:p>
          </table:table-cell>
          <table:table-cell table:number-columns-repeated="1021"/>
        </table:table-row>
        <table:table-row table:style-name="ro3" table:number-rows-repeated="65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reate Tags" table:style-name="ta5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6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CREATE TAG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>
            <text:p>TAG NAME</text:p>
          </table:table-cell>
          <table:table-cell table:style-name="ce20" office:value-type="string">
            <text:p>VALUE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3">
          <table:table-cell office:value-type="string">
            <text:p>ADDITEM</text:p>
          </table:table-cell>
          <table:table-cell office:value-type="string">
            <text:p>&lt;item-ID&gt;</text:p>
          </table:table-cell>
          <table:table-cell office:value-type="string">
            <text:p>Item to actually add to player backpack when made</text:p>
          </table:table-cell>
          <table:table-cell table:number-columns-repeated="1021"/>
        </table:table-row>
        <table:table-row table:style-name="ro3">
          <table:table-cell office:value-type="string">
            <text:p>COLOUR</text:p>
          </table:table-cell>
          <table:table-cell office:value-type="string">
            <text:p>&lt;colour&gt;</text:p>
          </table:table-cell>
          <table:table-cell office:value-type="string">
            <text:p>Hex color value to display</text:p>
          </table:table-cell>
          <table:table-cell table:number-columns-repeated="1021"/>
        </table:table-row>
        <table:table-row table:style-name="ro3">
          <table:table-cell office:value-type="string">
            <text:p>DELAY</text:p>
          </table:table-cell>
          <table:table-cell office:value-type="string">
            <text:p>&lt;delay in seconds&gt;</text:p>
          </table:table-cell>
          <table:table-cell office:value-type="string">
            <text:p>Amount of delay, in hundredths of a second (100 = 1 second)</text:p>
          </table:table-cell>
          <table:table-cell table:number-columns-repeated="1021"/>
        </table:table-row>
        <table:table-row table:style-name="ro3">
          <table:table-cell office:value-type="string">
            <text:p>ID</text:p>
          </table:table-cell>
          <table:table-cell office:value-type="string">
            <text:p>&lt;artwork-ID&gt;</text:p>
          </table:table-cell>
          <table:table-cell office:value-type="string">
            <text:p>Hex ID value to display</text:p>
          </table:table-cell>
          <table:table-cell table:number-columns-repeated="1021"/>
        </table:table-row>
        <table:table-row table:style-name="ro3">
          <table:table-cell office:value-type="string">
            <text:p>ITEM</text:p>
          </table:table-cell>
          <table:table-cell office:value-type="string">
            <text:p>&lt;item section number&gt;</text:p>
          </table:table-cell>
          <table:table-cell office:value-type="string">
            <text:p>Section-header for item to craft</text:p>
          </table:table-cell>
          <table:table-cell table:number-columns-repeated="1021"/>
        </table:table-row>
        <table:table-row table:style-name="ro3">
          <table:table-cell office:value-type="string">
            <text:p>MAXRANK</text:p>
          </table:table-cell>
          <table:table-cell office:value-type="string">
            <text:p>&lt;maxrank value&gt;</text:p>
          </table:table-cell>
          <table:table-cell office:value-type="string">
            <text:p>Maximum rank value</text:p>
          </table:table-cell>
          <table:table-cell table:number-columns-repeated="1021"/>
        </table:table-row>
        <table:table-row table:style-name="ro3">
          <table:table-cell office:value-type="string">
            <text:p>MENU</text:p>
          </table:table-cell>
          <table:table-cell office:value-type="string">
            <text:p>&lt;menuentry section&gt;</text:p>
          </table:table-cell>
          <table:table-cell office:value-type="string">
            <text:p>Sub-menus that are displayed in create.dfn. <text:s/>Points to a MENUENTRY</text:p>
          </table:table-cell>
          <table:table-cell table:number-columns-repeated="1021"/>
        </table:table-row>
        <table:table-row table:style-name="ro3">
          <table:table-cell office:value-type="string">
            <text:p>MENUENTRY</text:p>
          </table:table-cell>
          <table:table-cell office:value-type="string">
            <text:p>&lt;menuentry section number&gt;</text:p>
          </table:table-cell>
          <table:table-cell office:value-type="string">
            <text:p>Section-header for menu which displays items</text:p>
          </table:table-cell>
          <table:table-cell table:number-columns-repeated="1021"/>
        </table:table-row>
        <table:table-row table:style-name="ro3">
          <table:table-cell office:value-type="string">
            <text:p>MINRANK</text:p>
          </table:table-cell>
          <table:table-cell office:value-type="string">
            <text:p>&lt;minrank value&gt;</text:p>
          </table:table-cell>
          <table:table-cell office:value-type="string">
            <text:p>Minimum rank value</text:p>
          </table:table-cell>
          <table:table-cell table:number-columns-repeated="1021"/>
        </table:table-row>
        <table:table-row table:style-name="ro3">
          <table:table-cell office:value-type="string">
            <text:p>NAME</text:p>
          </table:table-cell>
          <table:table-cell office:value-type="string">
            <text:p>&lt;text&gt;</text:p>
          </table:table-cell>
          <table:table-cell office:value-type="string">
            <text:p>Item name</text:p>
          </table:table-cell>
          <table:table-cell table:number-columns-repeated="1021"/>
        </table:table-row>
        <table:table-row table:style-name="ro3">
          <table:table-cell office:value-type="string">
            <text:p>RESOURCE</text:p>
          </table:table-cell>
          <table:table-cell office:value-type="string">
            <text:p>&lt;itemID amtNeeded colour&gt;</text:p>
          </table:table-cell>
          <table:table-cell office:value-type="string">
            <text:p>Multiple entries will work, colour and amtNeeded are optional (if colour specified, so must amtNeeded be)</text:p>
          </table:table-cell>
          <table:table-cell table:number-columns-repeated="1021"/>
        </table:table-row>
        <table:table-row table:style-name="ro3">
          <table:table-cell office:value-type="string">
            <text:p>SKILL</text:p>
          </table:table-cell>
          <table:table-cell office:value-type="string">
            <text:p>&lt;skillNum minSkill maxSkill&gt;</text:p>
          </table:table-cell>
          <table:table-cell office:value-type="string">
            <text:p>minSkill / maxSkill optional. <text:s/>Multiple entries allowed</text:p>
          </table:table-cell>
          <table:table-cell table:number-columns-repeated="1021"/>
        </table:table-row>
        <table:table-row table:style-name="ro3">
          <table:table-cell office:value-type="string">
            <text:p>SOUND</text:p>
          </table:table-cell>
          <table:table-cell office:value-type="string">
            <text:p>&lt;sound-ID&gt;</text:p>
          </table:table-cell>
          <table:table-cell office:value-type="string">
            <text:p>Sound to play when made</text:p>
          </table:table-cell>
          <table:table-cell table:number-columns-repeated="1021"/>
        </table:table-row>
        <table:table-row table:style-name="ro3">
          <table:table-cell office:value-type="string">
            <text:p>SPELL</text:p>
          </table:table-cell>
          <table:table-cell office:value-type="string">
            <text:p>&lt;spell ID&gt;</text:p>
          </table:table-cell>
          <table:table-cell office:value-type="string">
            <text:p>Spell ID used when inscribing magic scrolls</text:p>
          </table:table-cell>
          <table:table-cell table:number-columns-repeated="1021"/>
        </table:table-row>
        <table:table-row table:style-name="ro3">
          <table:table-cell office:value-type="string">
            <text:p>SUBMENU</text:p>
          </table:table-cell>
          <table:table-cell office:value-type="string">
            <text:p>&lt;submenu section number&gt;</text:p>
          </table:table-cell>
          <table:table-cell office:value-type="string">
            <text:p>Submenu to display/submenu section header</text:p>
          </table:table-cell>
          <table:table-cell table:number-columns-repeated="1021"/>
        </table:table-row>
        <table:table-row table:style-name="ro3" table:number-rows-repeated="6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reature Tags" table:style-name="ta6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6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CREATURE TAG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>
            <text:p>TAG NAME</text:p>
          </table:table-cell>
          <table:table-cell table:style-name="ce20" office:value-type="string">
            <text:p>VALUE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3">
          <table:table-cell office:value-type="string">
            <text:p>ANTIBLINK</text:p>
          </table:table-cell>
          <table:table-cell office:value-type="string">
            <text:p>N/A</text:p>
          </table:table-cell>
          <table:table-cell office:value-type="string">
            <text:p>These creatures don't have animation #4, if not set creature will randomly disappear in battle. If you find a creature that blinks while fighting, set that bit</text:p>
          </table:table-cell>
          <table:table-cell table:number-columns-repeated="1021"/>
        </table:table-row>
        <table:table-row table:style-name="ro3">
          <table:table-cell office:value-type="string">
            <text:p>ANIMAL</text:p>
          </table:table-cell>
          <table:table-cell office:value-type="string">
            <text:p>N/A</text:p>
          </table:table-cell>
          <table:table-cell office:value-type="string">
            <text:p>Creature is an animal</text:p>
          </table:table-cell>
          <table:table-cell table:number-columns-repeated="1021"/>
        </table:table-row>
        <table:table-row table:style-name="ro3">
          <table:table-cell office:value-type="string">
            <text:p>BASESOUND</text:p>
          </table:table-cell>
          <table:table-cell office:value-type="string">
            <text:p>N/A</text:p>
          </table:table-cell>
          <table:table-cell office:value-type="string">
            <text:p>Not in use</text:p>
          </table:table-cell>
          <table:table-cell table:number-columns-repeated="1021"/>
        </table:table-row>
        <table:table-row table:style-name="ro3">
          <table:table-cell office:value-type="string">
            <text:p>FLIES</text:p>
          </table:table-cell>
          <table:table-cell office:value-type="string">
            <text:p>N/A</text:p>
          </table:table-cell>
          <table:table-cell office:value-type="string">
            <text:p>Creature can fly (must have the animations, so better not change)</text:p>
          </table:table-cell>
          <table:table-cell table:number-columns-repeated="1021"/>
        </table:table-row>
        <table:table-row table:style-name="ro3">
          <table:table-cell office:value-type="string">
            <text:p>ICON</text:p>
          </table:table-cell>
          <table:table-cell office:value-type="string">
            <text:p>&lt;artwork-ID&gt;</text:p>
          </table:table-cell>
          <table:table-cell office:value-type="string">
            <text:p>Used for tracking, to set the appropriate icon</text:p>
          </table:table-cell>
          <table:table-cell table:number-columns-repeated="1021"/>
        </table:table-row>
        <table:table-row table:style-name="ro3">
          <table:table-cell office:value-type="string">
            <text:p>MOVEMENT</text:p>
          </table:table-cell>
          <table:table-cell office:value-type="string">
            <text:p>&lt;WATER/LAND/BOTH&gt;</text:p>
          </table:table-cell>
          <table:table-cell office:value-type="string">
            <text:p>Specifies where a creature can move</text:p>
          </table:table-cell>
          <table:table-cell table:number-columns-repeated="1021"/>
        </table:table-row>
        <table:table-row table:style-name="ro3">
          <table:table-cell office:value-type="string">
            <text:p>MOUNTID</text:p>
          </table:table-cell>
          <table:table-cell office:value-type="string">
            <text:p>&lt;artwork-ID&gt;</text:p>
          </table:table-cell>
          <table:table-cell office:value-type="string">
            <text:p>Specify a mount item id if the creature is to be mounted</text:p>
          </table:table-cell>
          <table:table-cell table:number-columns-repeated="1021"/>
        </table:table-row>
        <table:table-row table:style-name="ro3">
          <table:table-cell office:value-type="string">
            <text:p>SOUNDFLAG</text:p>
          </table:table-cell>
          <table:table-cell office:value-type="string">
            <text:p>N/A</text:p>
          </table:table-cell>
          <table:table-cell office:value-type="string">
            <text:p>Not in use</text:p>
          </table:table-cell>
          <table:table-cell table:number-columns-repeated="1021"/>
        </table:table-row>
        <table:table-row table:style-name="ro3">
          <table:table-cell office:value-type="string">
            <text:p>SOUND_IDLE</text:p>
          </table:table-cell>
          <table:table-cell office:value-type="string">
            <text:p>&lt;sound-ID&gt;</text:p>
          </table:table-cell>
          <table:table-cell office:value-type="string">
            <text:p>Sound made randomly when creature is idle</text:p>
          </table:table-cell>
          <table:table-cell table:number-columns-repeated="1021"/>
        </table:table-row>
        <table:table-row table:style-name="ro3">
          <table:table-cell office:value-type="string">
            <text:p>SOUND_STARTATTACK</text:p>
          </table:table-cell>
          <table:table-cell office:value-type="string">
            <text:p>&lt;sound-ID&gt;</text:p>
          </table:table-cell>
          <table:table-cell office:value-type="string">
            <text:p>Sound plays when creature initiates combat</text:p>
          </table:table-cell>
          <table:table-cell table:number-columns-repeated="1021"/>
        </table:table-row>
        <table:table-row table:style-name="ro3">
          <table:table-cell office:value-type="string">
            <text:p>SOUND_ATTACK</text:p>
          </table:table-cell>
          <table:table-cell office:value-type="string">
            <text:p>&lt;sound-ID&gt;</text:p>
          </table:table-cell>
          <table:table-cell office:value-type="string">
            <text:p>Sound made when creature hits a target</text:p>
          </table:table-cell>
          <table:table-cell table:number-columns-repeated="1021"/>
        </table:table-row>
        <table:table-row table:style-name="ro3">
          <table:table-cell office:value-type="string">
            <text:p>SOUND_DEFEND</text:p>
          </table:table-cell>
          <table:table-cell office:value-type="string">
            <text:p>&lt;sound-ID&gt;</text:p>
          </table:table-cell>
          <table:table-cell office:value-type="string">
            <text:p>Sound made when creature is hit</text:p>
          </table:table-cell>
          <table:table-cell table:number-columns-repeated="1021"/>
        </table:table-row>
        <table:table-row table:style-name="ro3">
          <table:table-cell office:value-type="string">
            <text:p>SOUND_DIE</text:p>
          </table:table-cell>
          <table:table-cell office:value-type="string">
            <text:p>&lt;sound-ID&gt;</text:p>
          </table:table-cell>
          <table:table-cell office:value-type="string">
            <text:p>Sound made when creature dies</text:p>
          </table:table-cell>
          <table:table-cell table:number-columns-repeated="1021"/>
        </table:table-row>
        <table:table-row table:style-name="ro3" table:number-rows-repeated="6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use Tags" table:style-name="ta7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6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House Tag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>
            <text:p>TAG NAME</text:p>
          </table:table-cell>
          <table:table-cell table:style-name="ce20" office:value-type="string">
            <text:p>VALUE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3">
          <table:table-cell office:value-type="string">
            <text:p>ID</text:p>
          </table:table-cell>
          <table:table-cell office:value-type="string">
            <text:p>&lt;house-ID&gt;</text:p>
          </table:table-cell>
          <table:table-cell office:value-type="string">
            <text:p>Multi id# (From insideUO) take the number inside UO gives and add 40, so a small house 0000068 this translates into ID 4068</text:p>
          </table:table-cell>
          <table:table-cell table:number-columns-repeated="1021"/>
        </table:table-row>
        <table:table-row table:style-name="ro3">
          <table:table-cell office:value-type="string">
            <text:p>SPACEX</text:p>
          </table:table-cell>
          <table:table-cell office:value-type="string">
            <text:p>&lt;radius&gt;</text:p>
          </table:table-cell>
          <table:table-cell office:value-type="string">
            <text:p>The RADIUS of clear space needed from the center of the house, Note this does <text:s/>NOT include other multis, but does include everything else.</text:p>
          </table:table-cell>
          <table:table-cell table:number-columns-repeated="1021"/>
        </table:table-row>
        <table:table-row table:style-name="ro3">
          <table:table-cell office:value-type="string">
            <text:p>SPACEY</text:p>
          </table:table-cell>
          <table:table-cell office:value-type="string">
            <text:p>&lt;radius&gt;</text:p>
          </table:table-cell>
          <table:table-cell office:value-type="string">
            <text:p>Same as SPACEX only for the Y axis</text:p>
          </table:table-cell>
          <table:table-cell table:number-columns-repeated="1021"/>
        </table:table-row>
        <table:table-row table:style-name="ro3">
          <table:table-cell office:value-type="string">
            <text:p>CHARX</text:p>
          </table:table-cell>
          <table:table-cell office:value-type="string">
            <text:p>&lt;number&gt;</text:p>
          </table:table-cell>
          <table:table-cell office:value-type="string">
            <text:p>Amount of tiles +/- to offset character after placing house</text:p>
          </table:table-cell>
          <table:table-cell table:number-columns-repeated="1021"/>
        </table:table-row>
        <table:table-row table:style-name="ro3">
          <table:table-cell office:value-type="string">
            <text:p>CHARY</text:p>
          </table:table-cell>
          <table:table-cell office:value-type="string">
            <text:p>&lt;number&gt;</text:p>
          </table:table-cell>
          <table:table-cell office:value-type="string">
            <text:p>Amount of tiles +/- to offset character after placing house</text:p>
          </table:table-cell>
          <table:table-cell table:number-columns-repeated="1021"/>
        </table:table-row>
        <table:table-row table:style-name="ro3">
          <table:table-cell office:value-type="string">
            <text:p>CHARZ</text:p>
          </table:table-cell>
          <table:table-cell office:value-type="string">
            <text:p>&lt;number&gt;</text:p>
          </table:table-cell>
          <table:table-cell office:value-type="string">
            <text:p>Amount of tiles +/- to offset character after placing house</text:p>
          </table:table-cell>
          <table:table-cell table:number-columns-repeated="1021"/>
        </table:table-row>
        <table:table-row table:style-name="ro3">
          <table:table-cell office:value-type="string">
            <text:p>ITEMSDECAY</text:p>
          </table:table-cell>
          <table:table-cell office:value-type="string">
            <text:p>&lt;false/true&gt;</text:p>
          </table:table-cell>
          <table:table-cell office:value-type="string">
            <text:p>Will items decay in this house by default?</text:p>
          </table:table-cell>
          <table:table-cell table:number-columns-repeated="1021"/>
        </table:table-row>
        <table:table-row table:style-name="ro3">
          <table:table-cell office:value-type="string">
            <text:p>HOUSE_ITEM</text:p>
          </table:table-cell>
          <table:table-cell office:value-type="string">
            <text:p>&lt;number&gt;</text:p>
          </table:table-cell>
          <table:table-cell office:value-type="string">
            <text:p>This House_item will be added to the house, at the location specified in the house_item section</text:p>
          </table:table-cell>
          <table:table-cell table:number-columns-repeated="1021"/>
        </table:table-row>
        <table:table-row table:style-name="ro3">
          <table:table-cell office:value-type="string">
            <text:p>HOUSE_DEED</text:p>
          </table:table-cell>
          <table:table-cell office:value-type="string">
            <text:p>&lt;item-ID&gt;</text:p>
          </table:table-cell>
          <table:table-cell office:value-type="string">
            <text:p>Item-ID from Item-DFNs that represents the house deed</text:p>
          </table:table-cell>
          <table:table-cell table:number-columns-repeated="1021"/>
        </table:table-row>
        <table:table-row table:style-name="ro3">
          <table:table-cell office:value-type="string">
            <text:p>BOAT</text:p>
          </table:table-cell>
          <table:table-cell office:value-type="string">
            <text:p>N/A</text:p>
          </table:table-cell>
          <table:table-cell office:value-type="string">
            <text:p>Defines the "house" as a boat</text:p>
          </table:table-cell>
          <table:table-cell table:number-columns-repeated="1021"/>
        </table:table-row>
        <table:table-row table:style-name="ro3" table:number-rows-repeated="6552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kr 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kr </number:text>
      <number:number number:decimal-places="0" number:min-integer-digits="1" number:grouping="true"/>
      <number:text> </number:text>
    </number:number-style>
    <number:number-style style:name="N130P1" style:volatile="true">
      <number:text> kr (</number:text>
      <number:number number:decimal-places="0" number:min-integer-digits="1" number:grouping="true"/>
      <number:text>)</number:text>
    </number:number-style>
    <number:number-style style:name="N130P2" style:volatile="true">
      <number:text> kr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kr </number:text>
      <number:number number:decimal-places="2" number:min-integer-digits="1" number:grouping="true"/>
      <number:text> </number:text>
    </number:number-style>
    <number:number-style style:name="N138P1" style:volatile="true">
      <number:text> kr (</number:text>
      <number:number number:decimal-places="2" number:min-integer-digits="1" number:grouping="true"/>
      <number:text>)</number:text>
    </number:number-style>
    <number:number-style style:name="N138P2" style:volatile="true">
      <number:text> kr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3">11/03/2012</text:date>, <text:time>11:5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aracter_20_Tags" style:display-name="PageStyle_Character Ta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em_20_Tags" style:display-name="PageStyle_Item Ta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on_20_Tags" style:display-name="PageStyle_Region Ta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ather_20_Tags" style:display-name="PageStyle_Weather Ta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ate_20_Tags" style:display-name="PageStyle_Create Ta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ature_20_Tags" style:display-name="PageStyle_Creature Ta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Tags" style:display-name="PageStyle_House Tag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oduz</meta:initial-creator>
    <meta:creation-date>2009-03-16T21:33:34</meta:creation-date>
    <dc:creator>Geir Ove Alnes</dc:creator>
    <dc:date>2012-11-03T11:54:53.43</dc:date>
    <meta:generator>OpenOffice.org/3.4.1$Win32 OpenOffice.org_project/341m1$Build-9593</meta:generator>
    <meta:editing-duration>PT2H2M43S</meta:editing-duration>
    <meta:editing-cycles>51</meta:editing-cycles>
    <dc:subject>List of DFN tags in UOX3</dc:subject>
    <dc:title>UOX3 DFN Tags</dc:title>
    <meta:document-statistic meta:table-count="7" meta:cell-count="924" meta:object-count="0"/>
  </office:meta>
</office:document-meta>
</file>